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eta.xml" manifest:media-type="text/xml"/>
  <manifest:file-entry manifest:full-path="Obj209" manifest:media-type="application/vnd.sun.star.oleobjec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208" manifest:media-type="application/vnd.sun.star.oleobjec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207" manifest:media-type="application/vnd.sun.star.oleobject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206" manifest:media-type="application/vnd.sun.star.oleobject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229" manifest:media-type="application/vnd.sun.star.oleobject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228" manifest:media-type="application/vnd.sun.star.oleobject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200" manifest:media-type="application/vnd.sun.star.oleobject"/>
  <manifest:file-entry manifest:full-path="Obj199" manifest:media-type="application/vnd.sun.star.oleobject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198" manifest:media-type="application/vnd.sun.star.oleobject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197" manifest:media-type="application/vnd.sun.star.oleobject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196" manifest:media-type="application/vnd.sun.star.oleobject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219" manifest:media-type="application/vnd.sun.star.oleobject"/>
  <manifest:file-entry manifest:full-path="Obj195" manifest:media-type="application/vnd.sun.star.oleobject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218" manifest:media-type="application/vnd.sun.star.oleobject"/>
  <manifest:file-entry manifest:full-path="Obj194" manifest:media-type="application/vnd.sun.star.oleobject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193" manifest:media-type="application/vnd.sun.star.oleobject"/>
  <manifest:file-entry manifest:full-path="Obj191" manifest:media-type="application/vnd.sun.star.oleobject"/>
  <manifest:file-entry manifest:full-path="Obj181" manifest:media-type="application/vnd.sun.star.oleobject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190" manifest:media-type="application/vnd.sun.star.oleobject"/>
  <manifest:file-entry manifest:full-path="Obj180" manifest:media-type="application/vnd.sun.star.oleobject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205" manifest:media-type="application/vnd.sun.star.oleobject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215" manifest:media-type="application/vnd.sun.star.oleobject"/>
  <manifest:file-entry manifest:full-path="Obj189" manifest:media-type="application/vnd.sun.star.oleobject"/>
  <manifest:file-entry manifest:full-path="Obj225" manifest:media-type="application/vnd.sun.star.oleobject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222" manifest:media-type="application/vnd.sun.star.oleobject"/>
  <manifest:file-entry manifest:full-path="Obj232" manifest:media-type="application/vnd.sun.star.oleobject"/>
  <manifest:file-entry manifest:full-path="Obj223" manifest:media-type="application/vnd.sun.star.oleobject"/>
  <manifest:file-entry manifest:full-path="Obj233" manifest:media-type="application/vnd.sun.star.oleobject"/>
  <manifest:file-entry manifest:full-path="Obj182" manifest:media-type="application/vnd.sun.star.oleobject"/>
  <manifest:file-entry manifest:full-path="Obj216" manifest:media-type="application/vnd.sun.star.oleobject"/>
  <manifest:file-entry manifest:full-path="Obj226" manifest:media-type="application/vnd.sun.star.oleobject"/>
  <manifest:file-entry manifest:full-path="Obj175" manifest:media-type="application/vnd.sun.star.oleobject"/>
  <manifest:file-entry manifest:full-path="Obj201" manifest:media-type="application/vnd.sun.star.oleobject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styles.xml" manifest:media-type="text/xml"/>
  <manifest:file-entry manifest:full-path="Obj214" manifest:media-type="application/vnd.sun.star.oleobject"/>
  <manifest:file-entry manifest:full-path="Obj188" manifest:media-type="application/vnd.sun.star.oleobject"/>
  <manifest:file-entry manifest:full-path="Obj224" manifest:media-type="application/vnd.sun.star.oleobjec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220" manifest:media-type="application/vnd.sun.star.oleobject"/>
  <manifest:file-entry manifest:full-path="Obj230" manifest:media-type="application/vnd.sun.star.oleobjec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221" manifest:media-type="application/vnd.sun.star.oleobject"/>
  <manifest:file-entry manifest:full-path="Obj231" manifest:media-type="application/vnd.sun.star.oleobject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217" manifest:media-type="application/vnd.sun.star.oleobject"/>
  <manifest:file-entry manifest:full-path="Obj227" manifest:media-type="application/vnd.sun.star.oleobject"/>
  <manifest:file-entry manifest:full-path="Obj176" manifest:media-type="application/vnd.sun.star.oleobject"/>
  <manifest:file-entry manifest:full-path="Obj202" manifest:media-type="application/vnd.sun.star.oleobject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184" manifest:media-type="application/vnd.sun.star.oleobject"/>
  <manifest:file-entry manifest:full-path="content.xml" manifest:media-type="text/xml"/>
  <manifest:file-entry manifest:full-path="Obj210" manifest:media-type="application/vnd.sun.star.oleobjec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183" manifest:media-type="application/vnd.sun.star.oleobject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187" manifest:media-type="application/vnd.sun.star.oleobject"/>
  <manifest:file-entry manifest:full-path="Obj213" manifest:media-type="application/vnd.sun.star.oleobject"/>
  <manifest:file-entry manifest:full-path="Obj177" manifest:media-type="application/vnd.sun.star.oleobject"/>
  <manifest:file-entry manifest:full-path="Obj203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186" manifest:media-type="application/vnd.sun.star.oleobject"/>
  <manifest:file-entry manifest:full-path="Obj212" manifest:media-type="application/vnd.sun.star.oleobjec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185" manifest:media-type="application/vnd.sun.star.oleobject"/>
  <manifest:file-entry manifest:full-path="Obj211" manifest:media-type="application/vnd.sun.star.oleobject"/>
  <manifest:file-entry manifest:full-path="Obj192" manifest:media-type="application/vnd.sun.star.oleobjec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178" manifest:media-type="application/vnd.sun.star.oleobject"/>
  <manifest:file-entry manifest:full-path="Obj204" manifest:media-type="application/vnd.sun.star.oleobject"/>
  <manifest:file-entry manifest:full-path="Obj179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 style:list-style-name="WWNum1">
      <style:paragraph-properties fo:text-align="justify" style:justify-single-word="false"/>
    </style:style>
    <style:style style:name="P3" style:family="paragraph" style:parent-style-name="List_20_Paragraph" style:list-style-name="WWNum3">
      <style:paragraph-properties fo:text-align="justify" style:justify-single-word="false"/>
    </style:style>
    <style:style style:name="P4" style:family="paragraph" style:parent-style-name="List_20_Paragraph" style:list-style-name="WWNum2">
      <style:paragraph-properties fo:text-align="justify" style:justify-single-word="false"/>
    </style:style>
    <style:style style:name="P5" style:family="paragraph" style:parent-style-name="List_20_Paragraph" style:list-style-name="WWNum5">
      <style:paragraph-properties fo:text-align="justify" style:justify-single-word="false"/>
    </style:style>
    <style:style style:name="P6" style:family="paragraph" style:parent-style-name="List_20_Paragraph" style:list-style-name="WWNum6">
      <style:paragraph-properties fo:text-align="justify" style:justify-single-word="false"/>
    </style:style>
    <style:style style:name="P7" style:family="paragraph" style:parent-style-name="List_20_Paragraph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8" style:family="paragraph" style:parent-style-name="List_20_Paragraph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4pt" fo:language="ru" fo:country="RU" fo:font-style="italic" fo:font-weight="bold" style:font-size-asian="14pt" style:font-style-asian="italic" style:font-weight-asian="bold" style:font-name-complex="Times New Roman1" style:font-size-complex="14pt"/>
    </style:style>
    <style:style style:name="T2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fo:font-style="italic" fo:font-weight="bold" style:font-size-asian="12pt" style:font-style-asian="italic" style:font-weight-asian="bold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fr1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2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Первое задание по ВМЭТФ осеннего семестра</text:span><text:bookmark text:name="_GoBack"/></text:p>
      <text:p text:style-name="P9"><text:span text:style-name="T2">Речь идет о решении одномерного уравнения переноса в линейном и нелинейном случаях.</text:span></text:p>
      <text:p text:style-name="P9"><text:span text:style-name="T2">Это уравнения (1) и (2). </text:span></text:p>
      <text:p text:style-name="P11"><draw:frame draw:style-name="fr1" text:anchor-type="as-char" svg:width="1.5165in" svg:height="0.4335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><text:s text:c="77"/>(1)</text:span></text:p>
      <text:p text:style-name="P10"/>
      <text:p text:style-name="P11"><draw:frame draw:style-name="fr1" text:anchor-type="as-char" svg:width="1.0583in" svg:height="0.4335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><text:s text:c="89"/>(2)</text:span></text:p>
      <text:p text:style-name="P9"><text:span text:style-name="T2">В дивергентном виде уравнение (2) можно записать в виде (2’)</text:span></text:p>
      <text:p text:style-name="P11"><draw:frame draw:style-name="fr1" text:anchor-type="as-char" svg:width="1.8252in" svg:height="0.4335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"><text:s text:c="58"/>(2’)</text:span></text:p>
      <text:p text:style-name="P12"/>
      <text:p text:style-name="P9"><text:span text:style-name="T2">Рассматривается традиционная задача о движении ступеньки:</text:span></text:p>
      <text:p text:style-name="P9"><text:span text:style-name="T2">При <text:s text:c="10"/></text:span><draw:frame draw:style-name="fr1" text:anchor-type="as-char" svg:width="2.3in" svg:height="0.2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<text:span text:style-name="T2">При <text:s text:c="10"/></text:span><draw:frame draw:style-name="fr1" text:anchor-type="as-char" svg:width="1.85in" svg:height="0.2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2"/>
      <text:p text:style-name="P9"><text:span text:style-name="T3">Цель задания</text:span><text:span text:style-name="T2"> – научиться решать эти уравнения в классе явных конечноразностных схем (дать определение явным схемам).</text:span></text:p>
      <text:p text:style-name="P9"><text:span text:style-name="T2">При этом особенно важно подчеркнуть, в чем отличие схем 1-го порядка от схем более высокого порядка. </text:span></text:p>
      <text:p text:style-name="P9"><text:span text:style-name="T2">Для этого необходимо рассказать о:</text:span></text:p>
      <text:list xml:id="list1257486898" text:style-name="WWNum1">
        <text:list-item>
          <text:p text:style-name="P2"><text:span text:style-name="T2">Свойстве позитивности уравнения переноса (1)</text:span></text:p>
        </text:list-item>
        <text:list-item>
          <text:p text:style-name="P2"><text:span text:style-name="T2">Свойстве монотонности уравнения переноса (1)</text:span></text:p>
        </text:list-item>
        <text:list-item>
          <text:p text:style-name="P2"><text:span text:style-name="T2">Нарушение этих свойст при конструировании однородных разностных схем высокого порядка (дать определение однородной разностной схемы)</text:span></text:p>
        </text:list-item>
        <text:list-item>
          <text:p text:style-name="P2"><text:span text:style-name="T2">Формулировка теоремы Годунова (без доказательства) о невозможности конструирование монотонной схемы высокого порядка точности для уравнений (1), (2).</text:span></text:p>
        </text:list-item>
      </text:list>
      <text:p text:style-name="P9"><text:span text:style-name="T2">Небольшой исторический экскурс по способам монотонизации схем высокого порядка точности приблизительно в следующей последовательности:</text:span></text:p>
      <text:list xml:id="list2622922254" text:style-name="WWNum3">
        <text:list-item>
          <text:p text:style-name="P3"><text:soft-page-break/><text:span text:style-name="T2">Добавление члена с искусстенной вязкостью в правую часть (1), (2).</text:span></text:p>
        </text:list-item>
        <text:list-item>
          <text:p text:style-name="P3"><text:span text:style-name="T2">Использования оператора сглаживания (я обычно формулировал так называемое ленинградское сглаживание, я его позже напишу)</text:span></text:p>
        </text:list-item>
        <text:list-item>
          <text:p text:style-name="P3"><text:span text:style-name="T2">Построение схем </text:span><text:span text:style-name="T4">TVD</text:span></text:p>
        </text:list-item>
        <text:list-item>
          <text:p text:style-name="P3"><text:span text:style-name="T2">Построение схем </text:span><text:span text:style-name="T4">ENO</text:span></text:p>
        </text:list-item>
      </text:list>
      <text:p text:style-name="P9"><text:span text:style-name="T2">При этом в вариантах задания каждый студент получает как какую-то <text:s/>схему 1-го порядка точности по пространству, так и какую-то схему более высокого порядка (2-го порядка.). При этом каждый студент обязан решить и уранение (1), и уравнение (2), (2’). Пояснение, почему необходимо выбирать уравнение (2) в виде (2’). Нет никаких особых требований к языку программирования и к графическим пакетам. Необходимо нанести решение по схеме 1-го порядка, по схеме 2-го порядка и точное решение. Должна быть видна валидация алгоритма по точному решению.</text:span></text:p>
      <text:p text:style-name="P9"><text:span text:style-name="T2">Предлагаются 2-е схемы первого порядка (уголок + схема Лакса) и 5-ь схем 2-го порядка точности.</text:span></text:p>
      <text:p text:style-name="P9"><text:span text:style-name="T2">Итого можно сформулируются 10-ть вариантов для решения (1) и (2).</text:span></text:p>
      <text:p text:style-name="P9"><text:span text:style-name="T3">2-е схемы 1-го порядка точности:</text:span></text:p>
      <text:list xml:id="list1189991952" text:style-name="WWNum2">
        <text:list-item>
          <text:p text:style-name="P4"><text:span text:style-name="T2">Явный уголок:</text:span></text:p>
        </text:list-item>
      </text:list>
      <text:p text:style-name="P9"><draw:frame draw:style-name="fr1" text:anchor-type="as-char" svg:width="1.9083in" svg:height="0.4583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2"><text:s/></text:span><text:span text:style-name="T4"><text:s text:c="80"/></text:span><text:span text:style-name="T2"><text:s/>(</text:span><text:span text:style-name="T4">A</text:span><text:span text:style-name="T2">)</text:span></text:p>
      <text:p text:style-name="P10"/>
      <text:list xml:id="list205257830174580" text:continue-numbering="true" text:style-name="WWNum2">
        <text:list-item>
          <text:p text:style-name="P4"><text:span text:style-name="T2">Схема Лакса:</text:span></text:p>
        </text:list-item>
      </text:list>
      <text:p text:style-name="P9"><draw:frame draw:style-name="fr1" text:anchor-type="as-char" svg:width="2.6835in" svg:height="0.4583in" draw:z-index="6"><draw:object xlink:href="./Object 7" xlink:type="simple" xlink:show="embed" xlink:actuate="onLoad"/><draw:image xlink:href="./ObjectReplacements/Object 7" xlink:type="simple" xlink:show="embed" xlink:actuate="onLoad"/></draw:frame><text:span text:style-name="T2"><text:s text:c="63"/>(</text:span><text:span text:style-name="T4">B</text:span><text:span text:style-name="T2">)</text:span></text:p>
      <text:p text:style-name="P9"><text:span text:style-name="T2">Обсуждаются условия устойчивости явных схем и вводится понятие числа Куранта </text:span><draw:frame draw:style-name="fr1" text:anchor-type="as-char" svg:width="0.8752in" svg:height="0.1917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2">.</text:span></text:p>
      <text:p text:style-name="P9"><text:span text:style-name="T3">5-ь схем 2-го порядка точности:</text:span></text:p>
      <text:list xml:id="list4072785036" text:style-name="WWNum5">
        <text:list-item>
          <text:p text:style-name="P5"><text:span text:style-name="T2">Схема Лакса-Вендрофа (необходимо дать определение схемам класса предиктор-корректор):</text:span></text:p>
        </text:list-item>
      </text:list>
      <text:p text:style-name="P9"><draw:frame draw:style-name="fr1" text:anchor-type="as-char" svg:width="2.4917in" svg:height="0.458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"><draw:frame draw:style-name="fr1" text:anchor-type="as-char" svg:width="2.5083in" svg:height="0.4583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9"><text:soft-page-break/><draw:frame draw:style-name="fr1" text:anchor-type="as-char" svg:width="1.85in" svg:height="0.4583in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4"><text:s text:c="69"/>(I)</text:span></text:p>
      <text:p text:style-name="P10"/>
      <text:list xml:id="list205258330696142" text:continue-numbering="true" text:style-name="WWNum5">
        <text:list-item>
          <text:p text:style-name="P5"><text:span text:style-name="T2">Схема Мак-Кормака</text:span></text:p>
        </text:list-item>
      </text:list>
      <text:p text:style-name="P9"><text:span text:style-name="T2">Эта схема из класса схем Лакса-Вендроффа, но она несимметрична.</text:span></text:p>
      <text:p text:style-name="P9"><draw:frame draw:style-name="fr1" text:anchor-type="as-char" svg:width="1.5083in" svg:height="0.2917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9"><draw:frame draw:style-name="fr1" text:anchor-type="as-char" svg:width="2.2165in" svg:height="0.2917in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2"><text:s text:c="64"/>(</text:span><text:span text:style-name="T4">II</text:span><text:span text:style-name="T2">)</text:span></text:p>
      <text:p text:style-name="P9"><text:span text:style-name="T2">Здесь очередность «левый уголок-правый уголок» в этой схеме можно менять на обратную.</text:span></text:p>
      <text:p text:style-name="P9"><text:span text:style-name="T2">Эти две схемы требуют монотонизации (по теореме Годунова)</text:span></text:p>
      <text:p text:style-name="P9"><text:span text:style-name="T2">Используется оператор сглаживания (ленинградское сглаживание):</text:span></text:p>
      <text:p text:style-name="P9"><draw:frame draw:style-name="fr1" text:anchor-type="as-char" svg:width="1.7917in" svg:height="0.2665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9"><draw:frame draw:style-name="fr1" text:anchor-type="as-char" svg:width="0.8752in" svg:height="0.2417in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4"><text:s/></text:span><text:span text:style-name="T2">почти всегда хорошо </text:span><draw:frame draw:style-name="fr1" text:anchor-type="as-char" svg:width="0.5083in" svg:height="0.2252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9"><draw:frame draw:style-name="fr1" text:anchor-type="as-char" svg:width="1.25in" svg:height="0.2665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9"><draw:frame draw:style-name="fr1" text:anchor-type="as-char" svg:width="1.1835in" svg:height="0.2665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9"><draw:frame draw:style-name="fr1" text:anchor-type="as-char" svg:width="1.1252in" svg:height="0.2665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9"><draw:frame draw:style-name="fr1" text:anchor-type="as-char" svg:width="1.1917in" svg:height="0.2665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9"><text:span text:style-name="T2">Если </text:span><draw:frame draw:style-name="fr1" text:anchor-type="as-char" svg:width="0.7583in" svg:height="0.2417in" draw:z-index="20"><draw:object xlink:href="./Object 21" xlink:type="simple" xlink:show="embed" xlink:actuate="onLoad"/><draw:image xlink:href="./ObjectReplacements/Object 21" xlink:type="simple" xlink:show="embed" xlink:actuate="onLoad"/></draw:frame><text:span text:style-name="T2"><text:s text:c="2"/>или </text:span><draw:frame draw:style-name="fr1" text:anchor-type="as-char" svg:width="0.7335in" svg:height="0.2417in" draw:z-index="21"><draw:object xlink:href="./Object 22" xlink:type="simple" xlink:show="embed" xlink:actuate="onLoad"/><draw:image xlink:href="./ObjectReplacements/Object 22" xlink:type="simple" xlink:show="embed" xlink:actuate="onLoad"/></draw:frame><text:span text:style-name="T2">, то </text:span><draw:frame draw:style-name="fr1" text:anchor-type="as-char" svg:width="0.6in" svg:height="0.2417in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2"><text:s/>или </text:span><draw:frame draw:style-name="fr1" text:anchor-type="as-char" svg:width="0.4917in" svg:height="0.2417in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2"><text:s/>в противном случае</text:span></text:p>
      <text:p text:style-name="P9"><text:span text:style-name="T2">Если </text:span><draw:frame draw:style-name="fr1" text:anchor-type="as-char" svg:width="0.7335in" svg:height="0.2417in" draw:z-index="24"><draw:object xlink:href="./Object 25" xlink:type="simple" xlink:show="embed" xlink:actuate="onLoad"/><draw:image xlink:href="./ObjectReplacements/Object 25" xlink:type="simple" xlink:show="embed" xlink:actuate="onLoad"/></draw:frame><text:span text:style-name="T2"><text:s text:c="2"/>или </text:span><draw:frame draw:style-name="fr1" text:anchor-type="as-char" svg:width="0.8752in" svg:height="0.2417in" draw:z-index="25"><draw:object xlink:href="./Object 26" xlink:type="simple" xlink:show="embed" xlink:actuate="onLoad"/><draw:image xlink:href="./ObjectReplacements/Object 26" xlink:type="simple" xlink:show="embed" xlink:actuate="onLoad"/></draw:frame><text:span text:style-name="T2">, то </text:span><draw:frame draw:style-name="fr1" text:anchor-type="as-char" svg:width="0.6083in" svg:height="0.25in" draw:z-index="26"><draw:object xlink:href="./Object 27" xlink:type="simple" xlink:show="embed" xlink:actuate="onLoad"/><draw:image xlink:href="./ObjectReplacements/Object 27" xlink:type="simple" xlink:show="embed" xlink:actuate="onLoad"/></draw:frame><text:span text:style-name="T2"><text:s/>или </text:span><draw:frame draw:style-name="fr1" text:anchor-type="as-char" svg:width="0.4917in" svg:height="0.2417in" draw:z-index="27"><draw:object xlink:href="./Object 28" xlink:type="simple" xlink:show="embed" xlink:actuate="onLoad"/><draw:image xlink:href="./ObjectReplacements/Object 28" xlink:type="simple" xlink:show="embed" xlink:actuate="onLoad"/></draw:frame><text:span text:style-name="T2"><text:s/>в противном случае</text:span></text:p>
      <text:p text:style-name="P10"/>
      <text:p text:style-name="P9"><text:span text:style-name="T2">Дается понятие о переопределении граничных условий для решения (1), (2) при конструировании схем высокого порядка точности. Есть различные способы постановки граничных условий (лишних в смысле теории уравнений мат физики) при </text:span><draw:frame draw:style-name="fr1" text:anchor-type="as-char" svg:width="0.4165in" svg:height="0.1917in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2">. Обычно это либо условие на функцию <text:s/></text:span><draw:frame draw:style-name="fr1" text:anchor-type="as-char" svg:width="0.4917in" svg:height="0.25in" draw:z-index="29"><draw:object xlink:href="./Object 30" xlink:type="simple" xlink:show="embed" xlink:actuate="onLoad"/><draw:image xlink:href="./ObjectReplacements/Object 30" xlink:type="simple" xlink:show="embed" xlink:actuate="onLoad"/></draw:frame><text:span text:style-name="T2"><text:s text:c="2"/>, либо условие на ее производную (мягкие условия) </text:span><draw:frame draw:style-name="fr1" text:anchor-type="as-char" svg:width="0.9835in" svg:height="0.4335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7"><text:soft-page-break/></text:p>
      <text:list xml:id="list205257536636613" text:continue-numbering="true" text:style-name="WWNum5">
        <text:list-item>
          <text:p text:style-name="P5"><text:span text:style-name="T2">Схема Бима-Уорминга явная</text:span></text:p>
        </text:list-item>
      </text:list>
      <text:p text:style-name="P9"><text:span text:style-name="T2">Строится по образу и подобию схемы МакКормака с дополнительным членом искусственной вязкости на шаге корректор.</text:span></text:p>
      <text:p text:style-name="P1"><draw:frame draw:style-name="fr1" text:anchor-type="as-char" svg:width="1.5083in" svg:height="0.2917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8"/>
      <text:p text:style-name="P1"><draw:frame draw:style-name="fr1" text:anchor-type="as-char" svg:width="4.1252in" svg:height="0.2917in" draw:z-index="32"><draw:object xlink:href="./Object 33" xlink:type="simple" xlink:show="embed" xlink:actuate="onLoad"/><draw:image xlink:href="./ObjectReplacements/Object 33" xlink:type="simple" xlink:show="embed" xlink:actuate="onLoad"/></draw:frame><text:span text:style-name="T4"><text:s text:c="27"/>(III)</text:span></text:p>
      <text:p text:style-name="P7"/>
      <text:list xml:id="list205258320430310" text:continue-numbering="true" text:style-name="WWNum5">
        <text:list-item>
          <text:p text:style-name="P5"><text:span text:style-name="T4">TVD </text:span><text:span text:style-name="T2">схема</text:span></text:p>
        </text:list-item>
      </text:list>
      <text:p text:style-name="P9"><text:span text:style-name="T2">Дается пример </text:span><text:span text:style-name="T4">TVD</text:span><text:span text:style-name="T2"> схемы, которая конструируется из схемы Лакса-Вендроффа (Иванов М.Ф. дает этот способ построения схемы в своих лекциях).</text:span></text:p>
      <text:p text:style-name="P9"><text:span text:style-name="T2">Если подставить в схеме (</text:span><text:span text:style-name="T4">I</text:span><text:span text:style-name="T2">) шаг предиктор в шаг корректор, то получим следующее выражение:</text:span></text:p>
      <text:p text:style-name="P9"><draw:frame draw:style-name="fr1" text:anchor-type="as-char" svg:width="2.4165in" svg:height="0.2665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9"><draw:frame draw:style-name="fr1" text:anchor-type="as-char" svg:width="1.85in" svg:height="0.2665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9"><draw:frame draw:style-name="fr1" text:anchor-type="as-char" svg:width="1.8335in" svg:height="0.2665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9"><text:span text:style-name="T2">Вводим ограничитель </text:span><draw:frame draw:style-name="fr1" text:anchor-type="as-char" svg:width="0.4165in" svg:height="0.25in" draw:z-index="36"><draw:object xlink:href="./Object 37" xlink:type="simple" xlink:show="embed" xlink:actuate="onLoad"/><draw:image xlink:href="./ObjectReplacements/Object 37" xlink:type="simple" xlink:show="embed" xlink:actuate="onLoad"/></draw:frame><text:span text:style-name="T2">:</text:span></text:p>
      <text:p text:style-name="P9"><draw:frame draw:style-name="fr1" text:anchor-type="as-char" svg:width="2.2165in" svg:height="0.2665in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9"><draw:frame draw:style-name="fr1" text:anchor-type="as-char" svg:width="2.2165in" svg:height="0.2665in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9"><draw:frame draw:style-name="fr1" text:anchor-type="as-char" svg:width="2.5083in" svg:height="0.5083in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9"><text:span text:style-name="T2">Предлагается два способа определения </text:span><draw:frame draw:style-name="fr1" text:anchor-type="as-char" svg:width="0.1835in" svg:height="0.25in" draw:z-index="40"><draw:object xlink:href="./Object 41" xlink:type="simple" xlink:show="embed" xlink:actuate="onLoad"/><draw:image xlink:href="./ObjectReplacements/Object 41" xlink:type="simple" xlink:show="embed" xlink:actuate="onLoad"/></draw:frame><text:span text:style-name="T2">:</text:span></text:p>
      <text:list xml:id="list1488583432" text:style-name="WWNum6">
        <text:list-item>
          <text:p text:style-name="P6"><text:span text:style-name="T2"><text:s text:c="3"/></text:span><draw:frame draw:style-name="fr1" text:anchor-type="as-char" svg:width="2.0917in" svg:height="0.5083in" draw:z-index="41"><draw:object xlink:href="./Object 42" xlink:type="simple" xlink:show="embed" xlink:actuate="onLoad"/><draw:image xlink:href="./ObjectReplacements/Object 42" xlink:type="simple" xlink:show="embed" xlink:actuate="onLoad"/></draw:frame></text:p>
        </text:list-item>
      </text:list>
      <text:p text:style-name="P7"/>
      <text:p text:style-name="P7"/>
      <text:list xml:id="list205256768816043" text:continue-numbering="true" text:style-name="WWNum6">
        <text:list-item>
          <text:p text:style-name="P6"><text:span text:style-name="T2"><text:s text:c="3"/></text:span><draw:frame draw:style-name="fr2" text:anchor-type="as-char" svg:y="-0.1638in" svg:width="4.1429in" svg:height="0.2484in" draw:z-index="42"><draw:object xlink:href="./Object 43" xlink:type="simple" xlink:show="embed" xlink:actuate="onLoad"/><draw:image xlink:href="./ObjectReplacements/Object 43" xlink:type="simple" xlink:show="embed" xlink:actuate="onLoad"/></draw:frame></text:p>
        </text:list-item>
      </text:list>
      <text:list xml:id="list205256855906013" text:continue-list="list205258320430310" text:style-name="WWNum5">
        <text:list-item>
          <text:p text:style-name="P5"><text:span text:style-name="T4">ENO </text:span><text:span text:style-name="T2">схема</text:span></text:p>
        </text:list-item>
      </text:list>
      <text:p text:style-name="P10"/>
      <text:p text:style-name="P9"><text:soft-page-break/><draw:frame draw:style-name="fr1" text:anchor-type="as-char" svg:width="1.5665in" svg:height="0.2665in" draw:z-index="43"><draw:object xlink:href="./Object 44" xlink:type="simple" xlink:show="embed" xlink:actuate="onLoad"/><draw:image xlink:href="./ObjectReplacements/Object 44" xlink:type="simple" xlink:show="embed" xlink:actuate="onLoad"/></draw:frame><text:span text:style-name="T4"><text:s text:c="75"/>(V)</text:span></text:p>
      <text:p text:style-name="P9"><text:span text:style-name="T2">Вводим два оператора: симметричный</text:span></text:p>
      <text:p text:style-name="P9"><draw:frame draw:style-name="fr1" text:anchor-type="as-char" svg:width="2.5835in" svg:height="0.2417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9"><text:span text:style-name="T2">и несимметричный</text:span></text:p>
      <text:p text:style-name="P9"><draw:frame draw:style-name="fr1" text:anchor-type="as-char" svg:width="2.6417in" svg:height="0.2417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9"><draw:frame draw:style-name="fr1" text:anchor-type="as-char" svg:width="0.8583in" svg:height="0.2917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9"><draw:frame draw:style-name="fr1" text:anchor-type="as-char" svg:width="0.7in" svg:height="0.2917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9"><draw:frame draw:style-name="fr1" text:anchor-type="as-char" svg:width="0.6417in" svg:height="0.2917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9"><draw:frame draw:style-name="fr1" text:anchor-type="as-char" svg:width="0.7835in" svg:height="0.2917in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9"><text:span text:style-name="T2">Если <text:s text:c="2"/></text:span><draw:frame draw:style-name="fr1" text:anchor-type="as-char" svg:width="0.3917in" svg:height="0.1917in" draw:z-index="50"><draw:object xlink:href="./Object 51" xlink:type="simple" xlink:show="embed" xlink:actuate="onLoad"/><draw:image xlink:href="./ObjectReplacements/Object 51" xlink:type="simple" xlink:show="embed" xlink:actuate="onLoad"/></draw:frame><text:span text:style-name="T2"><text:s/>и </text:span><draw:frame draw:style-name="fr1" text:anchor-type="as-char" svg:width="0.5417in" svg:height="0.2417in" draw:z-index="51"><draw:object xlink:href="./Object 52" xlink:type="simple" xlink:show="embed" xlink:actuate="onLoad"/><draw:image xlink:href="./ObjectReplacements/Object 52" xlink:type="simple" xlink:show="embed" xlink:actuate="onLoad"/></draw:frame><text:span text:style-name="T2">, то </text:span><draw:frame draw:style-name="fr1" text:anchor-type="as-char" svg:width="1.3252in" svg:height="0.2665in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9"><text:span text:style-name="T2">Если <text:s text:c="2"/></text:span><draw:frame draw:style-name="fr1" text:anchor-type="as-char" svg:width="0.3917in" svg:height="0.1917in" draw:z-index="53"><draw:object xlink:href="./Object 54" xlink:type="simple" xlink:show="embed" xlink:actuate="onLoad"/><draw:image xlink:href="./ObjectReplacements/Object 54" xlink:type="simple" xlink:show="embed" xlink:actuate="onLoad"/></draw:frame><text:span text:style-name="T2"><text:s/>и </text:span><draw:frame draw:style-name="fr1" text:anchor-type="as-char" svg:width="0.5835in" svg:height="0.2417in" draw:z-index="54"><draw:object xlink:href="./Object 55" xlink:type="simple" xlink:show="embed" xlink:actuate="onLoad"/><draw:image xlink:href="./ObjectReplacements/Object 55" xlink:type="simple" xlink:show="embed" xlink:actuate="onLoad"/></draw:frame><text:span text:style-name="T2">, то </text:span><draw:frame draw:style-name="fr1" text:anchor-type="as-char" svg:width="1.3835in" svg:height="0.2665in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9"><text:span text:style-name="T2">В остальных случаях </text:span><draw:frame draw:style-name="fr1" text:anchor-type="as-char" svg:width="1.3in" svg:height="0.2665in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10"/>
      <text:p text:style-name="P9"><text:span text:style-name="T2">Для получения выражения на </text:span><draw:frame draw:style-name="fr1" text:anchor-type="as-char" svg:width="0.1917in" svg:height="0.2417in" draw:z-index="57"><draw:object xlink:href="./Object 58" xlink:type="simple" xlink:show="embed" xlink:actuate="onLoad"/><draw:image xlink:href="./ObjectReplacements/Object 58" xlink:type="simple" xlink:show="embed" xlink:actuate="onLoad"/></draw:frame><text:span text:style-name="T2"><text:s/>следует везде уменьшить индекс </text:span><draw:frame draw:style-name="fr1" text:anchor-type="as-char" svg:width="0.1in" svg:height="0.1835in" draw:z-index="58"><draw:object xlink:href="./Object 59" xlink:type="simple" xlink:show="embed" xlink:actuate="onLoad"/><draw:image xlink:href="./ObjectReplacements/Object 59" xlink:type="simple" xlink:show="embed" xlink:actuate="onLoad"/></draw:frame><text:span text:style-name="T2"><text:s/>на единиц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mianov</meta:initial-creator>
    <meta:editing-cycles>20</meta:editing-cycles>
    <meta:creation-date>2016-08-30T11:25:00</meta:creation-date>
    <dc:date>2020-01-27T20:52:56.248785328</dc:date>
    <meta:editing-duration>P1DT5H52M47S</meta:editing-duration>
    <meta:generator>LibreOffice/6.0.7.3$Linux_X86_64 LibreOffice_project/00m0$Build-3</meta:generator>
    <meta:document-statistic meta:table-count="0" meta:image-count="0" meta:object-count="59" meta:page-count="5" meta:paragraph-count="83" meta:word-count="517" meta:character-count="4211" meta:non-whitespace-character-count="3110"/>
    <meta:user-defined meta:name="AppVersion">15.0000</meta:user-defined>
    <meta:user-defined meta:name="Company">Schlumberg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frac>
            <mrow>
              <mo stretchy="false">∂</mo>
              <mi>f</mi>
            </mrow>
            <mrow>
              <mo stretchy="false">∂</mo>
              <mi>t</mi>
            </mrow>
          </mfrac>
          <mrow>
            <mspace width="1em"/>
            <mo stretchy="false">+</mo>
            <mspace width="1em"/>
          </mrow>
          <mi>a</mi>
          <mfrac>
            <mrow>
              <mo stretchy="false">∂</mo>
              <mi>f</mi>
            </mrow>
            <mrow>
              <mo stretchy="false">∂</mo>
              <mi>x</mi>
            </mrow>
          </mfrac>
          <mrow>
            <mspace width="1em"/>
            <mo stretchy="false">=</mo>
            <mn>0</mn>
          </mrow>
          <mi>,</mi>
          <mspace width="2em"/>
          <mrow>
            <mi>a</mi>
            <mo stretchy="false">&gt;</mo>
            <mn>0</mn>
          </mrow>
        </mrow>
      </mstyle>
      <mrow/>
    </mrow>
    <annotation encoding="StarMath 5.0"> size 12{ {  { partial f}  over  { partial t} } ``+``a {  { partial f}  over  { partial x} } ``=0,````a&gt;0} {}</annotation>
  </semantics>
</math>
</file>

<file path=Object 10/content.xml><?xml version="1.0" encoding="utf-8"?>
<math xmlns="http://www.w3.org/1998/Math/MathML" display="block">
  <semantics>
    <mrow>
      <mstyle mathsize="12pt">
        <mrow>
          <mfrac>
            <mrow>
              <mrow>
                <msub>
                  <mi>f</mi>
                  <mstyle mathsize="8pt">
                    <mrow>
                      <mo stretchy="false">−</mo>
                      <mrow/>
                    </mrow>
                  </mstyle>
                </msub>
                <mo stretchy="false">−</mo>
                <mn>0</mn>
              </mrow>
              <mtext>.</mtext>
              <mn>5</mn>
              <mo stretchy="false">(</mo>
              <mrow>
                <msubsup>
                  <mi>f</mi>
                  <mstyle mathsize="8pt">
                    <mi>i</mi>
                  </mstyle>
                  <mstyle mathsize="8pt">
                    <mi>n</mi>
                  </mstyle>
                </msubsup>
                <mo stretchy="false">+</mo>
                <msubsup>
                  <mi>f</mi>
                  <mstyle mathsize="8pt">
                    <mrow>
                      <mi>i</mi>
                      <mo stretchy="false">−</mo>
                      <mn>1</mn>
                    </mrow>
                  </mstyle>
                  <mstyle mathsize="8pt">
                    <mi>n</mi>
                  </mstyle>
                </msubsup>
              </mrow>
              <mo stretchy="false">)</mo>
            </mrow>
            <mrow>
              <mn>0</mn>
              <mtext>.</mtext>
              <mn>5</mn>
              <mi mathvariant="italic">Δt</mi>
            </mrow>
          </mfrac>
          <mrow>
            <mspace width="1em"/>
            <mo stretchy="false">+</mo>
            <mspace width="1em"/>
          </mrow>
          <mi>a</mi>
          <mfrac>
            <mrow>
              <msubsup>
                <mi>f</mi>
                <mstyle mathsize="8pt">
                  <mi>i</mi>
                </mstyle>
                <mstyle mathsize="8pt">
                  <mi>n</mi>
                </mstyle>
              </msubsup>
              <mo stretchy="false">−</mo>
              <msubsup>
                <mi>f</mi>
                <mstyle mathsize="8pt">
                  <mrow>
                    <mi>i</mi>
                    <mo stretchy="false">−</mo>
                    <mn>1</mn>
                  </mrow>
                </mstyle>
                <mstyle mathsize="8pt">
                  <mi>n</mi>
                </mstyle>
              </msubsup>
            </mrow>
            <mi mathvariant="italic">Δx</mi>
          </mfrac>
          <mrow>
            <mspace width="1em"/>
            <mo stretchy="false">=</mo>
            <mn>0</mn>
          </mrow>
        </mrow>
      </mstyle>
      <mrow/>
    </mrow>
    <annotation encoding="StarMath 5.0"> size 12{ {  {f rSub { size 8{ - {}} }  - 0 "." 5 \( f rSub { size 8{i} }  rSup { size 8{n} } +f rSub { size 8{i - 1} }  rSup { size 8{n} }  \) }  over  {0 "." 5Δt} } ``+``a {  {f rSub { size 8{i} }  rSup { size 8{n} }  - f rSub { size 8{i - 1} }  rSup { size 8{n} } }  over  {Δx} } ``=0} {}</annotation>
  </semantics>
</math>
</file>

<file path=Object 11/content.xml><?xml version="1.0" encoding="utf-8"?>
<math xmlns="http://www.w3.org/1998/Math/MathML" display="block">
  <semantics>
    <mrow>
      <mstyle mathsize="12pt">
        <mrow>
          <mfrac>
            <mrow>
              <msubsup>
                <mi>f</mi>
                <mstyle mathsize="8pt">
                  <mi>i</mi>
                </mstyle>
                <mstyle mathsize="8pt">
                  <mrow>
                    <mi>n</mi>
                    <mo stretchy="false">+</mo>
                    <mn>1</mn>
                  </mrow>
                </mstyle>
              </msubsup>
              <mo stretchy="false">−</mo>
              <msubsup>
                <mi>f</mi>
                <mstyle mathsize="8pt">
                  <mi>i</mi>
                </mstyle>
                <mstyle mathsize="8pt">
                  <mi>n</mi>
                </mstyle>
              </msubsup>
            </mrow>
            <mi mathvariant="italic">Δt</mi>
          </mfrac>
          <mrow>
            <mspace width="1em"/>
            <mo stretchy="false">+</mo>
            <mspace width="1em"/>
          </mrow>
          <mi>a</mi>
          <mfrac>
            <mrow>
              <msub>
                <mi>f</mi>
                <mstyle mathsize="8pt">
                  <mrow>
                    <mo stretchy="false">+</mo>
                    <mrow/>
                  </mrow>
                </mstyle>
              </msub>
              <mo stretchy="false">−</mo>
              <msub>
                <mi>f</mi>
                <mstyle mathsize="8pt">
                  <mrow>
                    <mo stretchy="false">−</mo>
                    <mrow/>
                  </mrow>
                </mstyle>
              </msub>
            </mrow>
            <mi mathvariant="italic">Δx</mi>
          </mfrac>
          <mrow>
            <mspace width="1em"/>
            <mo stretchy="false">=</mo>
            <mn>0</mn>
          </mrow>
        </mrow>
      </mstyle>
      <mrow/>
    </mrow>
    <annotation encoding="StarMath 5.0"> size 12{ {  {f rSub { size 8{i} }  rSup { size 8{n+1} }  - f rSub { size 8{i} }  rSup { size 8{n} } }  over  {Δt} } ``+``a {  {f rSub { size 8{+{}} }  - f rSub { size 8{ - {}} } }  over  {Δx} } ``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f</mi>
                <mo stretchy="false">~</mo>
              </mover>
              <mstyle mathsize="8pt">
                <mi>i</mi>
              </mstyle>
            </msub>
            <mo stretchy="false">=</mo>
            <mrow>
              <msubsup>
                <mi>f</mi>
                <mstyle mathsize="8pt">
                  <mi>i</mi>
                </mstyle>
                <mstyle mathsize="8pt">
                  <mi>n</mi>
                </mstyle>
              </msubsup>
              <mo stretchy="false">−</mo>
              <mi>C</mi>
            </mrow>
          </mrow>
          <mo stretchy="false">(</mo>
          <mrow>
            <msubsup>
              <mi>f</mi>
              <mstyle mathsize="8pt">
                <mi>i</mi>
              </mstyle>
              <mstyle mathsize="8pt">
                <mi>n</mi>
              </mstyle>
            </msubsup>
            <mo stretchy="false">−</mo>
            <mspace width="0.5em"/>
          </mrow>
          <msubsup>
            <mi>f</mi>
            <mstyle mathsize="8pt">
              <mrow>
                <mi>i</mi>
                <mo stretchy="false">−</mo>
                <mn>1</mn>
              </mrow>
            </mstyle>
            <mstyle mathsize="8pt">
              <mi>n</mi>
            </mstyle>
          </msubsup>
          <mo stretchy="false">)</mo>
        </mrow>
      </mstyle>
      <mrow/>
    </mrow>
    <annotation encoding="StarMath 5.0"> size 12{ { tilde  {f}} rSub { size 8{i} } =f rSub { size 8{i} }  rSup { size 8{n} }  - C \( f rSub { size 8{i} }  rSup { size 8{n} }  - `f rSub { size 8{i - 1} }  rSup { size 8{n} }  \) } {}</annotation>
  </semantics>
</math>
</file>

<file path=Object 13/content.xml><?xml version="1.0" encoding="utf-8"?>
<math xmlns="http://www.w3.org/1998/Math/MathML" display="block">
  <semantics>
    <mrow>
      <mstyle mathsize="12pt">
        <mrow>
          <mrow>
            <msubsup>
              <mi>f</mi>
              <mstyle mathsize="8pt">
                <mi>i</mi>
              </mstyle>
              <mstyle mathsize="8pt">
                <mrow>
                  <mi>n</mi>
                  <mo stretchy="false">+</mo>
                  <mn>1</mn>
                </mrow>
              </mstyle>
            </msubsup>
            <mo stretchy="false">=</mo>
            <mn>0</mn>
          </mrow>
          <mtext>.</mtext>
          <mn>5</mn>
          <mo stretchy="false">(</mo>
          <mrow>
            <msub>
              <mover accent="true">
                <mi>f</mi>
                <mo stretchy="false">~</mo>
              </mover>
              <mstyle mathsize="8pt">
                <mi>i</mi>
              </mstyle>
            </msub>
            <mo stretchy="false">+</mo>
            <msubsup>
              <mi>f</mi>
              <mstyle mathsize="8pt">
                <mi>i</mi>
              </mstyle>
              <mstyle mathsize="8pt">
                <mi>n</mi>
              </mstyle>
            </msubsup>
            <mo stretchy="false">−</mo>
            <mi>C</mi>
          </mrow>
          <mo stretchy="false">(</mo>
          <mrow>
            <msub>
              <mover accent="true">
                <mi>f</mi>
                <mo stretchy="false">~</mo>
              </mover>
              <mstyle mathsize="8pt">
                <mrow>
                  <mi>i</mi>
                  <mo stretchy="false">+</mo>
                  <mn>1</mn>
                </mrow>
              </mstyle>
            </msub>
            <mo stretchy="false">−</mo>
            <mspace width="0.5em"/>
          </mrow>
          <msub>
            <mover accent="true">
              <mi>f</mi>
              <mo stretchy="false">~</mo>
            </mover>
            <mstyle mathsize="8pt">
              <mi>i</mi>
            </mstyle>
          </msub>
          <mo stretchy="false">)</mo>
          <mo stretchy="false">)</mo>
        </mrow>
      </mstyle>
      <mrow/>
    </mrow>
    <annotation encoding="StarMath 5.0"> size 12{f rSub { size 8{i} }  rSup { size 8{n+1} } =0 "." 5 \(  { tilde  {f}} rSub { size 8{i} } +f rSub { size 8{i} }  rSup { size 8{n} }  - C \(  { tilde  {f}} rSub { size 8{i+1} }  - ` { tilde  {f}} rSub { size 8{i} }  \)  \) } {}</annotation>
  </semantics>
</math>
</file>

<file path=Object 14/content.xml><?xml version="1.0" encoding="utf-8"?>
<math xmlns="http://www.w3.org/1998/Math/MathML" display="block">
  <semantics>
    <mrow>
      <mstyle mathsize="12pt">
        <mrow>
          <mrow>
            <msubsup>
              <mi>f</mi>
              <mstyle mathsize="8pt">
                <mstyle mathvariant="italic">
                  <mtext>smooth</mtext>
                </mstyle>
              </mstyle>
              <mstyle mathsize="8pt">
                <mrow>
                  <mi>n</mi>
                  <mo stretchy="false">+</mo>
                  <mn>1</mn>
                </mrow>
              </mstyle>
            </msubsup>
            <mo stretchy="false">=</mo>
            <mrow>
              <msubsup>
                <mi>f</mi>
                <mstyle mathsize="8pt">
                  <mi>i</mi>
                </mstyle>
                <mstyle mathsize="8pt">
                  <mrow>
                    <mi>n</mi>
                    <mo stretchy="false">+</mo>
                    <mn>1</mn>
                  </mrow>
                </mstyle>
              </msubsup>
              <mo stretchy="false">+</mo>
              <mi>q</mi>
            </mrow>
          </mrow>
          <mo stretchy="false">(</mo>
          <mrow>
            <msub>
              <mi>Q</mi>
              <mstyle mathsize="8pt">
                <mrow>
                  <mo stretchy="false">+</mo>
                  <mrow/>
                </mrow>
              </mstyle>
            </msub>
            <mo stretchy="false">−</mo>
            <mspace width="0.5em"/>
          </mrow>
          <msub>
            <mi>Q</mi>
            <mstyle mathsize="8pt">
              <mrow>
                <mo stretchy="false">−</mo>
                <mrow/>
              </mrow>
            </mstyle>
          </msub>
          <mo stretchy="false">)</mo>
        </mrow>
      </mstyle>
      <mrow/>
    </mrow>
    <annotation encoding="StarMath 5.0"> size 12{f rSub { size 8{ ital "smooth"} }  rSup { size 8{n+1} } =f rSub { size 8{i} }  rSup { size 8{n+1} } +q \( Q rSub { size 8{+{}} }  - `Q rSub { size 8{ - {}} }  \) } {}</annotation>
  </semantics>
</math>
</file>

<file path=Object 15/content.xml><?xml version="1.0" encoding="utf-8"?>
<math xmlns="http://www.w3.org/1998/Math/MathML" display="block">
  <semantics>
    <mrow>
      <mstyle mathsize="12pt">
        <mrow>
          <mi>q</mi>
          <mo stretchy="false">⊂</mo>
          <mrow>
            <mo fence="true" stretchy="true">[</mo>
            <mrow>
              <mrow>
                <mn>0</mn>
                <mi>,</mi>
                <mspace width="1em"/>
                <mn>0</mn>
                <mtext>.</mtext>
                <mtext>25</mtext>
              </mrow>
            </mrow>
            <mo fence="true" stretchy="true">]</mo>
          </mrow>
        </mrow>
      </mstyle>
      <mrow/>
    </mrow>
    <annotation encoding="StarMath 5.0"> size 12{q subset  left [0,``0 "." "25" right ]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i>q</mi>
            <mo stretchy="false">=</mo>
            <mn>0</mn>
          </mrow>
          <mtext>.</mtext>
          <mn>1</mn>
        </mrow>
      </mstyle>
      <mrow/>
    </mrow>
    <annotation encoding="StarMath 5.0"> size 12{q=0 "." 1} {}</annotation>
  </semantics>
</math>
</file>

<file path=Object 1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style mathvariant="italic">
                <mtext>MM</mtext>
              </mstyle>
            </mstyle>
          </msub>
          <mo stretchy="false">=</mo>
          <mrow>
            <msubsup>
              <mi>f</mi>
              <mstyle mathsize="8pt">
                <mrow>
                  <mi>i</mi>
                  <mo stretchy="false">−</mo>
                  <mn>1</mn>
                </mrow>
              </mstyle>
              <mstyle mathsize="8pt">
                <mrow>
                  <mi>n</mi>
                  <mo stretchy="false">+</mo>
                  <mn>1</mn>
                </mrow>
              </mstyle>
            </msubsup>
            <mo stretchy="false">−</mo>
            <msubsup>
              <mi>f</mi>
              <mstyle mathsize="8pt">
                <mrow>
                  <mi>i</mi>
                  <mo stretchy="false">−</mo>
                  <mn>2</mn>
                </mrow>
              </mstyle>
              <mstyle mathsize="8pt">
                <mrow>
                  <mi>n</mi>
                  <mo stretchy="false">+</mo>
                  <mn>1</mn>
                </mrow>
              </mstyle>
            </msubsup>
          </mrow>
        </mrow>
      </mstyle>
      <mrow/>
    </mrow>
    <annotation encoding="StarMath 5.0"> size 12{D rSub { size 8{ ital "MM"} } =f rSub { size 8{i - 1} }  rSup { size 8{n+1} }  - f rSub { size 8{i - 2} }  rSup { size 8{n+1} } } {}</annotation>
  </semantics>
</math>
</file>

<file path=Object 18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row>
            <msubsup>
              <mi>f</mi>
              <mstyle mathsize="8pt">
                <mi>i</mi>
              </mstyle>
              <mstyle mathsize="8pt">
                <mrow>
                  <mi>n</mi>
                  <mo stretchy="false">+</mo>
                  <mn>1</mn>
                </mrow>
              </mstyle>
            </msubsup>
            <mo stretchy="false">−</mo>
            <msubsup>
              <mi>f</mi>
              <mstyle mathsize="8pt">
                <mrow>
                  <mi>i</mi>
                  <mo stretchy="false">−</mo>
                  <mn>1</mn>
                </mrow>
              </mstyle>
              <mstyle mathsize="8pt">
                <mrow>
                  <mi>n</mi>
                  <mo stretchy="false">+</mo>
                  <mn>1</mn>
                </mrow>
              </mstyle>
            </msubsup>
          </mrow>
        </mrow>
      </mstyle>
      <mrow/>
    </mrow>
    <annotation encoding="StarMath 5.0"> size 12{D rSub { size 8{M} } =f rSub { size 8{i} }  rSup { size 8{n+1} }  - f rSub { size 8{i - 1} }  rSup { size 8{n+1} } } {}</annotation>
  </semantics>
</math>
</file>

<file path=Object 1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P</mi>
            </mstyle>
          </msub>
          <mo stretchy="false">=</mo>
          <mrow>
            <msubsup>
              <mi>f</mi>
              <mstyle mathsize="8pt">
                <mrow>
                  <mi>i</mi>
                  <mo stretchy="false">+</mo>
                  <mn>1</mn>
                </mrow>
              </mstyle>
              <mstyle mathsize="8pt">
                <mrow>
                  <mi>n</mi>
                  <mo stretchy="false">+</mo>
                  <mn>1</mn>
                </mrow>
              </mstyle>
            </msubsup>
            <mo stretchy="false">−</mo>
            <msubsup>
              <mi>f</mi>
              <mstyle mathsize="8pt">
                <mi>i</mi>
              </mstyle>
              <mstyle mathsize="8pt">
                <mrow>
                  <mi>n</mi>
                  <mo stretchy="false">+</mo>
                  <mn>1</mn>
                </mrow>
              </mstyle>
            </msubsup>
          </mrow>
        </mrow>
      </mstyle>
      <mrow/>
    </mrow>
    <annotation encoding="StarMath 5.0"> size 12{D rSub { size 8{P} } =f rSub { size 8{i+1} }  rSup { size 8{n+1} }  - f rSub { size 8{i} }  rSup { size 8{n+1} } } {}</annotation>
  </semantics>
</math>
</file>

<file path=Object 2/content.xml><?xml version="1.0" encoding="utf-8"?>
<math xmlns="http://www.w3.org/1998/Math/MathML" display="block">
  <semantics>
    <mrow>
      <mstyle mathsize="12pt">
        <mrow>
          <mfrac>
            <mrow>
              <mo stretchy="false">∂</mo>
              <mi>f</mi>
            </mrow>
            <mrow>
              <mo stretchy="false">∂</mo>
              <mi>t</mi>
            </mrow>
          </mfrac>
          <mrow>
            <mspace width="1em"/>
            <mo stretchy="false">+</mo>
            <mspace width="1em"/>
          </mrow>
          <mi>f</mi>
          <mfrac>
            <mrow>
              <mo stretchy="false">∂</mo>
              <mi>f</mi>
            </mrow>
            <mrow>
              <mo stretchy="false">∂</mo>
              <mi>x</mi>
            </mrow>
          </mfrac>
          <mrow>
            <mspace width="1em"/>
            <mo stretchy="false">=</mo>
            <mn>0</mn>
          </mrow>
        </mrow>
      </mstyle>
      <mrow/>
    </mrow>
    <annotation encoding="StarMath 5.0"> size 12{ {  { partial f}  over  { partial t} } ``+``f {  { partial f}  over  { partial x} } ``=0} {}</annotation>
  </semantics>
</math>
</file>

<file path=Object 2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style mathvariant="italic">
                <mtext>PP</mtext>
              </mstyle>
            </mstyle>
          </msub>
          <mo stretchy="false">=</mo>
          <mrow>
            <msubsup>
              <mi>f</mi>
              <mstyle mathsize="8pt">
                <mrow>
                  <mi>i</mi>
                  <mo stretchy="false">+</mo>
                  <mn>2</mn>
                </mrow>
              </mstyle>
              <mstyle mathsize="8pt">
                <mrow>
                  <mi>n</mi>
                  <mo stretchy="false">+</mo>
                  <mn>1</mn>
                </mrow>
              </mstyle>
            </msubsup>
            <mo stretchy="false">−</mo>
            <msubsup>
              <mi>f</mi>
              <mstyle mathsize="8pt">
                <mrow>
                  <mi>i</mi>
                  <mo stretchy="false">+</mo>
                  <mn>1</mn>
                </mrow>
              </mstyle>
              <mstyle mathsize="8pt">
                <mrow>
                  <mi>n</mi>
                  <mo stretchy="false">+</mo>
                  <mn>1</mn>
                </mrow>
              </mstyle>
            </msubsup>
          </mrow>
        </mrow>
      </mstyle>
      <mrow/>
    </mrow>
    <annotation encoding="StarMath 5.0"> size 12{D rSub { size 8{ ital "PP"} } =f rSub { size 8{i+2} }  rSup { size 8{n+1} }  - f rSub { size 8{i+1} }  rSup { size 8{n+1} } } {}</annotation>
  </semantics>
</math>
</file>

<file path=Object 21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style mathvariant="italic">
                <mtext>PP</mtext>
              </mstyle>
            </mstyle>
          </msub>
          <mrow>
            <msub>
              <mi>D</mi>
              <mstyle mathsize="8pt">
                <mi>P</mi>
              </mstyle>
            </msub>
            <mo stretchy="false">&lt;</mo>
            <mn>0</mn>
          </mrow>
        </mrow>
      </mstyle>
      <mrow/>
    </mrow>
    <annotation encoding="StarMath 5.0"> size 12{D rSub { size 8{ ital "PP"} } D rSub { size 8{P} } &lt;0} {}</annotation>
  </semantics>
</math>
</file>

<file path=Object 22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P</mi>
            </mstyle>
          </msub>
          <mrow>
            <msub>
              <mi>D</mi>
              <mstyle mathsize="8pt">
                <mi>M</mi>
              </mstyle>
            </msub>
            <mo stretchy="false">&lt;</mo>
            <mn>0</mn>
          </mrow>
        </mrow>
      </mstyle>
      <mrow/>
    </mrow>
    <annotation encoding="StarMath 5.0"> size 12{D rSub { size 8{P} } D rSub { size 8{M} } &lt;0} {}</annotation>
  </semantics>
</math>
</file>

<file path=Object 23/content.xml><?xml version="1.0" encoding="utf-8"?>
<math xmlns="http://www.w3.org/1998/Math/MathML" display="block">
  <semantics>
    <mrow>
      <mstyle mathsize="12pt">
        <mrow>
          <msub>
            <mi>Q</mi>
            <mstyle mathsize="8pt">
              <mrow>
                <mo stretchy="false">+</mo>
                <mrow/>
              </mrow>
            </mstyle>
          </msub>
          <mo stretchy="false">=</mo>
          <msub>
            <mi>D</mi>
            <mstyle mathsize="8pt">
              <mi>P</mi>
            </mstyle>
          </msub>
        </mrow>
      </mstyle>
      <mrow/>
    </mrow>
    <annotation encoding="StarMath 5.0"> size 12{Q rSub { size 8{+{}} } =D rSub { size 8{P} } } {}</annotation>
  </semantics>
</math>
</file>

<file path=Object 24/content.xml><?xml version="1.0" encoding="utf-8"?>
<math xmlns="http://www.w3.org/1998/Math/MathML" display="block">
  <semantics>
    <mrow>
      <mstyle mathsize="12pt">
        <mrow>
          <msub>
            <mi>Q</mi>
            <mstyle mathsize="8pt">
              <mrow>
                <mo stretchy="false">+</mo>
                <mrow/>
              </mrow>
            </mstyle>
          </msub>
          <mo stretchy="false">=</mo>
          <mn>0</mn>
        </mrow>
      </mstyle>
      <mrow/>
    </mrow>
    <annotation encoding="StarMath 5.0"> size 12{Q rSub { size 8{+{}} } =0} {}</annotation>
  </semantics>
</math>
</file>

<file path=Object 2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P</mi>
            </mstyle>
          </msub>
          <mrow>
            <msub>
              <mi>D</mi>
              <mstyle mathsize="8pt">
                <mi>M</mi>
              </mstyle>
            </msub>
            <mo stretchy="false">&lt;</mo>
            <mn>0</mn>
          </mrow>
        </mrow>
      </mstyle>
      <mrow/>
    </mrow>
    <annotation encoding="StarMath 5.0"> size 12{D rSub { size 8{P} } D rSub { size 8{M} } &lt;0} {}</annotation>
  </semantics>
</math>
</file>

<file path=Object 26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row>
            <msub>
              <mi>D</mi>
              <mstyle mathsize="8pt">
                <mstyle mathvariant="italic">
                  <mtext>MM</mtext>
                </mstyle>
              </mstyle>
            </msub>
            <mo stretchy="false">&lt;</mo>
            <mn>0</mn>
          </mrow>
        </mrow>
      </mstyle>
      <mrow/>
    </mrow>
    <annotation encoding="StarMath 5.0"> size 12{D rSub { size 8{M} } D rSub { size 8{ ital "MM"} } &lt;0} {}</annotation>
  </semantics>
</math>
</file>

<file path=Object 27/content.xml><?xml version="1.0" encoding="utf-8"?>
<math xmlns="http://www.w3.org/1998/Math/MathML" display="block">
  <semantics>
    <mrow>
      <mstyle mathsize="12pt">
        <mrow>
          <msub>
            <mi>Q</mi>
            <mstyle mathsize="8pt">
              <mrow>
                <mo stretchy="false">−</mo>
                <mrow/>
              </mrow>
            </mstyle>
          </msub>
          <mo stretchy="false">=</mo>
          <msub>
            <mi>D</mi>
            <mstyle mathsize="8pt">
              <mi>m</mi>
            </mstyle>
          </msub>
        </mrow>
      </mstyle>
      <mrow/>
    </mrow>
    <annotation encoding="StarMath 5.0"> size 12{Q rSub { size 8{ - {}} } =D rSub { size 8{m} } } {}</annotation>
  </semantics>
</math>
</file>

<file path=Object 28/content.xml><?xml version="1.0" encoding="utf-8"?>
<math xmlns="http://www.w3.org/1998/Math/MathML" display="block">
  <semantics>
    <mrow>
      <mstyle mathsize="12pt">
        <mrow>
          <msub>
            <mi>Q</mi>
            <mstyle mathsize="8pt">
              <mrow>
                <mo stretchy="false">−</mo>
                <mrow/>
              </mrow>
            </mstyle>
          </msub>
          <mo stretchy="false">=</mo>
          <mn>0</mn>
        </mrow>
      </mstyle>
      <mrow/>
    </mrow>
    <annotation encoding="StarMath 5.0"> size 12{Q rSub { size 8{ - {}} } =0} {}</annotation>
  </semantics>
</math>
</file>

<file path=Object 29/content.xml><?xml version="1.0" encoding="utf-8"?>
<math xmlns="http://www.w3.org/1998/Math/MathML" display="block">
  <semantics>
    <mrow>
      <mstyle mathsize="12pt">
        <mrow>
          <mi>x</mi>
          <mo stretchy="false">=</mo>
          <mi>L</mi>
        </mrow>
      </mstyle>
      <mrow/>
    </mrow>
    <annotation encoding="StarMath 5.0"> size 12{x=L} {}</annotation>
  </semantics>
</math>
</file>

<file path=Object 3/content.xml><?xml version="1.0" encoding="utf-8"?>
<math xmlns="http://www.w3.org/1998/Math/MathML" display="block">
  <semantics>
    <mrow>
      <mstyle mathsize="12pt">
        <mrow>
          <mfrac>
            <mrow>
              <mo stretchy="false">∂</mo>
              <mi>f</mi>
            </mrow>
            <mrow>
              <mo stretchy="false">∂</mo>
              <mi>t</mi>
            </mrow>
          </mfrac>
          <mrow>
            <mspace width="1em"/>
            <mo stretchy="false">+</mo>
            <mspace width="1em"/>
          </mrow>
          <mfrac>
            <mrow>
              <mo stretchy="false">∂</mo>
              <mi>F</mi>
            </mrow>
            <mrow>
              <mo stretchy="false">∂</mo>
              <mi>x</mi>
            </mrow>
          </mfrac>
          <mrow>
            <mspace width="1em"/>
            <mo stretchy="false">=</mo>
            <mn>0</mn>
          </mrow>
          <mi>,</mi>
          <mspace width="2.5em"/>
          <mrow>
            <mi>F</mi>
            <mo stretchy="false">=</mo>
            <mrow>
              <msup>
                <mi>f</mi>
                <mstyle mathsize="8pt">
                  <mn>2</mn>
                </mstyle>
              </msup>
              <mo stretchy="false">/</mo>
              <mn>2</mn>
            </mrow>
          </mrow>
        </mrow>
      </mstyle>
      <mrow/>
    </mrow>
    <annotation encoding="StarMath 5.0"> size 12{ {  { partial f}  over  { partial t} } ``+`` {  { partial F}  over  { partial x} } ``=0,`````F=f rSup { size 8{2} } /2} {}</annotation>
  </semantics>
</math>
</file>

<file path=Object 30/content.xml><?xml version="1.0" encoding="utf-8"?>
<math xmlns="http://www.w3.org/1998/Math/MathML" display="block">
  <semantics>
    <mrow>
      <mstyle mathsize="12pt">
        <mrow>
          <mi>f</mi>
          <mo stretchy="false">=</mo>
          <msub>
            <mi>f</mi>
            <mstyle mathsize="8pt">
              <mn>0</mn>
            </mstyle>
          </msub>
        </mrow>
      </mstyle>
      <mrow/>
    </mrow>
    <annotation encoding="StarMath 5.0"> size 12{f=f rSub { size 8{0} } } {}</annotation>
  </semantics>
</math>
</file>

<file path=Object 31/content.xml><?xml version="1.0" encoding="utf-8"?>
<math xmlns="http://www.w3.org/1998/Math/MathML" display="block">
  <semantics>
    <mrow>
      <mstyle mathsize="12pt">
        <mrow>
          <mfrac>
            <mrow>
              <mo stretchy="false">∂</mo>
              <mi>f</mi>
              <mo stretchy="false">(</mo>
              <mrow>
                <mi>x</mi>
                <mo stretchy="false">=</mo>
                <mi>L</mi>
              </mrow>
              <mo stretchy="false">)</mo>
            </mrow>
            <mrow>
              <mo stretchy="false">∂</mo>
              <mi>x</mi>
            </mrow>
          </mfrac>
          <mrow>
            <mspace width="1em"/>
            <mo stretchy="false">=</mo>
            <mn>0</mn>
          </mrow>
        </mrow>
      </mstyle>
      <mrow/>
    </mrow>
    <annotation encoding="StarMath 5.0"> size 12{ {  { partial f \( x=L \) }  over  { partial x} } ``=0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f</mi>
                <mo stretchy="false">~</mo>
              </mover>
              <mstyle mathsize="8pt">
                <mi>i</mi>
              </mstyle>
            </msub>
            <mo stretchy="false">=</mo>
            <mrow>
              <msubsup>
                <mi>f</mi>
                <mstyle mathsize="8pt">
                  <mi>i</mi>
                </mstyle>
                <mstyle mathsize="8pt">
                  <mi>n</mi>
                </mstyle>
              </msubsup>
              <mo stretchy="false">−</mo>
              <mi>C</mi>
            </mrow>
          </mrow>
          <mo stretchy="false">(</mo>
          <mrow>
            <msubsup>
              <mi>f</mi>
              <mstyle mathsize="8pt">
                <mi>i</mi>
              </mstyle>
              <mstyle mathsize="8pt">
                <mi>n</mi>
              </mstyle>
            </msubsup>
            <mo stretchy="false">−</mo>
            <mspace width="0.5em"/>
          </mrow>
          <msubsup>
            <mi>f</mi>
            <mstyle mathsize="8pt">
              <mrow>
                <mi>i</mi>
                <mo stretchy="false">−</mo>
                <mn>1</mn>
              </mrow>
            </mstyle>
            <mstyle mathsize="8pt">
              <mi>n</mi>
            </mstyle>
          </msubsup>
          <mo stretchy="false">)</mo>
        </mrow>
      </mstyle>
      <mrow/>
    </mrow>
    <annotation encoding="StarMath 5.0"> size 12{ { tilde  {f}} rSub { size 8{i} } =f rSub { size 8{i} }  rSup { size 8{n} }  - C \( f rSub { size 8{i} }  rSup { size 8{n} }  - `f rSub { size 8{i - 1} }  rSup { size 8{n} }  \) } {}</annotation>
  </semantics>
</math>
</file>

<file path=Object 33/content.xml><?xml version="1.0" encoding="utf-8"?>
<math xmlns="http://www.w3.org/1998/Math/MathML" display="block">
  <semantics>
    <mrow>
      <mstyle mathsize="12pt">
        <mrow>
          <mrow>
            <msubsup>
              <mi>f</mi>
              <mstyle mathsize="8pt">
                <mi>i</mi>
              </mstyle>
              <mstyle mathsize="8pt">
                <mrow>
                  <mi>n</mi>
                  <mo stretchy="false">+</mo>
                  <mn>1</mn>
                </mrow>
              </mstyle>
            </msubsup>
            <mo stretchy="false">=</mo>
            <mn>0</mn>
          </mrow>
          <mtext>.</mtext>
          <mn>5</mn>
          <mo stretchy="false">(</mo>
          <mrow>
            <msub>
              <mover accent="true">
                <mi>f</mi>
                <mo stretchy="false">~</mo>
              </mover>
              <mstyle mathsize="8pt">
                <mi>i</mi>
              </mstyle>
            </msub>
            <mo stretchy="false">+</mo>
            <msubsup>
              <mi>f</mi>
              <mstyle mathsize="8pt">
                <mi>i</mi>
              </mstyle>
              <mstyle mathsize="8pt">
                <mi>n</mi>
              </mstyle>
            </msubsup>
            <mo stretchy="false">−</mo>
            <mi>C</mi>
          </mrow>
          <mo stretchy="false">(</mo>
          <mrow>
            <msub>
              <mover accent="true">
                <mi>f</mi>
                <mo stretchy="false">~</mo>
              </mover>
              <mstyle mathsize="8pt">
                <mi>i</mi>
              </mstyle>
            </msub>
            <mo stretchy="false">−</mo>
            <mspace width="0.5em"/>
          </mrow>
          <msub>
            <mover accent="true">
              <mi>f</mi>
              <mo stretchy="false">~</mo>
            </mover>
            <mstyle mathsize="8pt">
              <mrow>
                <mi>i</mi>
                <mo stretchy="false">−</mo>
                <mn>1</mn>
              </mrow>
            </mstyle>
          </msub>
          <mrow>
            <mo stretchy="false">)</mo>
            <mo stretchy="false">−</mo>
            <mi>C</mi>
          </mrow>
          <mo stretchy="false">(</mo>
          <mrow>
            <msubsup>
              <mi>f</mi>
              <mstyle mathsize="8pt">
                <mi>i</mi>
              </mstyle>
              <mstyle mathsize="8pt">
                <mi>n</mi>
              </mstyle>
            </msubsup>
            <mo stretchy="false">−</mo>
            <mn>2</mn>
          </mrow>
          <mrow>
            <msubsup>
              <mi>f</mi>
              <mstyle mathsize="8pt">
                <mrow>
                  <mi>i</mi>
                  <mo stretchy="false">−</mo>
                  <mn>1</mn>
                </mrow>
              </mstyle>
              <mstyle mathsize="8pt">
                <mi>n</mi>
              </mstyle>
            </msubsup>
            <mo stretchy="false">+</mo>
            <msubsup>
              <mi>f</mi>
              <mstyle mathsize="8pt">
                <mrow>
                  <mi>i</mi>
                  <mo stretchy="false">−</mo>
                  <mn>2</mn>
                </mrow>
              </mstyle>
              <mstyle mathsize="8pt">
                <mi>n</mi>
              </mstyle>
            </msubsup>
          </mrow>
          <mo stretchy="false">)</mo>
          <mo stretchy="false">)</mo>
          <mspace width="2em"/>
          <mrow>
            <mi>a</mi>
            <mo stretchy="false">&gt;</mo>
            <mn>0</mn>
          </mrow>
        </mrow>
      </mstyle>
      <mrow/>
    </mrow>
    <annotation encoding="StarMath 5.0"> size 12{f rSub { size 8{i} }  rSup { size 8{n+1} } =0 "." 5 \(  { tilde  {f}} rSub { size 8{i} } +f rSub { size 8{i} }  rSup { size 8{n} }  - C \(  { tilde  {f}} rSub { size 8{i} }  - ` { tilde  {f}} rSub { size 8{i - 1} }  \)  - C \( f rSub { size 8{i} }  rSup { size 8{n} }  - 2f rSub { size 8{i - 1} }  rSup { size 8{n} } +f rSub { size 8{i - 2} }  rSup { size 8{n} }  \)  \) ````a&gt;0} {}</annotation>
  </semantics>
</math>
</file>

<file path=Object 34/content.xml><?xml version="1.0" encoding="utf-8"?>
<math xmlns="http://www.w3.org/1998/Math/MathML" display="block">
  <semantics>
    <mrow>
      <mstyle mathsize="12pt">
        <mrow>
          <mrow>
            <msubsup>
              <mi>f</mi>
              <mstyle mathsize="8pt">
                <mi>i</mi>
              </mstyle>
              <mstyle mathsize="8pt">
                <mrow>
                  <mi>n</mi>
                  <mo stretchy="false">+</mo>
                  <mn>1</mn>
                </mrow>
              </mstyle>
            </msubsup>
            <mo stretchy="false">=</mo>
            <mrow>
              <msubsup>
                <mi>f</mi>
                <mstyle mathsize="8pt">
                  <mi>i</mi>
                </mstyle>
                <mstyle mathsize="8pt">
                  <mi>n</mi>
                </mstyle>
              </msubsup>
              <mo stretchy="false">−</mo>
              <mi>C</mi>
            </mrow>
          </mrow>
          <mo stretchy="false">(</mo>
          <mrow>
            <msubsup>
              <mi>f</mi>
              <mstyle mathsize="8pt">
                <mi>i</mi>
              </mstyle>
              <mstyle mathsize="8pt">
                <mi>n</mi>
              </mstyle>
            </msubsup>
            <mo stretchy="false">−</mo>
            <msubsup>
              <mi>f</mi>
              <mstyle mathsize="8pt">
                <mrow>
                  <mi>i</mi>
                  <mo stretchy="false">−</mo>
                  <mn>1</mn>
                </mrow>
              </mstyle>
              <mstyle mathsize="8pt">
                <mi>n</mi>
              </mstyle>
            </msubsup>
          </mrow>
          <mrow>
            <mo stretchy="false">)</mo>
            <mo stretchy="false">−</mo>
            <mo stretchy="false">(</mo>
          </mrow>
          <mrow>
            <msub>
              <mi>f</mi>
              <mstyle mathsize="8pt">
                <mrow>
                  <mo stretchy="false">+</mo>
                  <mrow/>
                </mrow>
              </mstyle>
            </msub>
            <mo stretchy="false">−</mo>
            <msub>
              <mi>f</mi>
              <mstyle mathsize="8pt">
                <mrow>
                  <mo stretchy="false">−</mo>
                  <mrow/>
                </mrow>
              </mstyle>
            </msub>
          </mrow>
          <mo stretchy="false">)</mo>
        </mrow>
      </mstyle>
      <mrow/>
    </mrow>
    <annotation encoding="StarMath 5.0"> size 12{f rSub { size 8{i} }  rSup { size 8{n+1} } =f rSub { size 8{i} }  rSup { size 8{n} }  - C \( f rSub { size 8{i} }  rSup { size 8{n} }  - f rSub { size 8{i - 1} }  rSup { size 8{n} }  \)  -  \( f rSub { size 8{+{}} }  - f rSub { size 8{ - {}} }  \) } {}</annotation>
  </semantics>
</math>
</file>

<file path=Object 35/content.xml><?xml version="1.0" encoding="utf-8"?>
<math xmlns="http://www.w3.org/1998/Math/MathML" display="block">
  <semantics>
    <mrow>
      <mstyle mathsize="12pt">
        <mrow>
          <mrow>
            <msub>
              <mi>f</mi>
              <mstyle mathsize="8pt">
                <mrow>
                  <mo stretchy="false">+</mo>
                  <mrow/>
                </mrow>
              </mstyle>
            </msub>
            <mo stretchy="false">=</mo>
            <mn>0</mn>
          </mrow>
          <mtext>.</mtext>
          <mn>5</mn>
          <mi>C</mi>
          <mo stretchy="false">(</mo>
          <mrow>
            <mn>1</mn>
            <mo stretchy="false">−</mo>
            <mi>C</mi>
          </mrow>
          <mo stretchy="false">)</mo>
          <mo stretchy="false">(</mo>
          <mrow>
            <msubsup>
              <mi>f</mi>
              <mstyle mathsize="8pt">
                <mrow>
                  <mi>i</mi>
                  <mo stretchy="false">+</mo>
                  <mn>1</mn>
                </mrow>
              </mstyle>
              <mstyle mathsize="8pt">
                <mi>n</mi>
              </mstyle>
            </msubsup>
            <mo stretchy="false">−</mo>
            <msubsup>
              <mi>f</mi>
              <mstyle mathsize="8pt">
                <mi>i</mi>
              </mstyle>
              <mstyle mathsize="8pt">
                <mi>n</mi>
              </mstyle>
            </msubsup>
          </mrow>
          <mo stretchy="false">)</mo>
        </mrow>
      </mstyle>
      <mrow/>
    </mrow>
    <annotation encoding="StarMath 5.0"> size 12{f rSub { size 8{+{}} } =0 "." 5C \( 1 - C \)  \( f rSub { size 8{i+1} }  rSup { size 8{n} }  - f rSub { size 8{i} }  rSup { size 8{n} }  \) } {}</annotation>
  </semantics>
</math>
</file>

<file path=Object 36/content.xml><?xml version="1.0" encoding="utf-8"?>
<math xmlns="http://www.w3.org/1998/Math/MathML" display="block">
  <semantics>
    <mrow>
      <mstyle mathsize="12pt">
        <mrow>
          <mrow>
            <msub>
              <mi>f</mi>
              <mstyle mathsize="8pt">
                <mrow>
                  <mo stretchy="false">−</mo>
                  <mrow/>
                </mrow>
              </mstyle>
            </msub>
            <mo stretchy="false">=</mo>
            <mn>0</mn>
          </mrow>
          <mtext>.</mtext>
          <mn>5</mn>
          <mi>C</mi>
          <mo stretchy="false">(</mo>
          <mrow>
            <mn>1</mn>
            <mo stretchy="false">−</mo>
            <mi>C</mi>
          </mrow>
          <mo stretchy="false">)</mo>
          <mo stretchy="false">(</mo>
          <mrow>
            <msubsup>
              <mi>f</mi>
              <mstyle mathsize="8pt">
                <mi>i</mi>
              </mstyle>
              <mstyle mathsize="8pt">
                <mi>n</mi>
              </mstyle>
            </msubsup>
            <mo stretchy="false">−</mo>
            <msubsup>
              <mi>f</mi>
              <mstyle mathsize="8pt">
                <mrow>
                  <mi>i</mi>
                  <mo stretchy="false">−</mo>
                  <mn>1</mn>
                </mrow>
              </mstyle>
              <mstyle mathsize="8pt">
                <mi>n</mi>
              </mstyle>
            </msubsup>
          </mrow>
          <mo stretchy="false">)</mo>
        </mrow>
      </mstyle>
      <mrow/>
    </mrow>
    <annotation encoding="StarMath 5.0"> size 12{f rSub { size 8{ - {}} } =0 "." 5C \( 1 - C \)  \( f rSub { size 8{i} }  rSup { size 8{n} }  - f rSub { size 8{i - 1} }  rSup { size 8{n} }  \) } {}</annotation>
  </semantics>
</math>
</file>

<file path=Object 37/content.xml><?xml version="1.0" encoding="utf-8"?>
<math xmlns="http://www.w3.org/1998/Math/MathML" display="block">
  <semantics>
    <mrow>
      <mstyle mathsize="12pt">
        <mrow>
          <mi>ϕ</mi>
          <mo stretchy="false">(</mo>
          <msub>
            <mi>r</mi>
            <mstyle mathsize="8pt">
              <mi>m</mi>
            </mstyle>
          </msub>
          <mo stretchy="false">)</mo>
        </mrow>
      </mstyle>
      <mrow/>
    </mrow>
    <annotation encoding="StarMath 5.0"> size 12{ϕ \( r rSub { size 8{m} }  \) } {}</annotation>
  </semantics>
</math>
</file>

<file path=Object 38/content.xml><?xml version="1.0" encoding="utf-8"?>
<math xmlns="http://www.w3.org/1998/Math/MathML" display="block">
  <semantics>
    <mrow>
      <mstyle mathsize="12pt">
        <mrow>
          <mrow>
            <msub>
              <mi>f</mi>
              <mstyle mathsize="8pt">
                <mrow>
                  <mo stretchy="false">+</mo>
                  <mrow/>
                </mrow>
              </mstyle>
            </msub>
            <mo stretchy="false">=</mo>
            <mn>0</mn>
          </mrow>
          <mtext>.</mtext>
          <mn>5</mn>
          <mi>ϕ</mi>
          <mo stretchy="false">(</mo>
          <msub>
            <mi>r</mi>
            <mstyle mathsize="8pt">
              <mi>m</mi>
            </mstyle>
          </msub>
          <mo stretchy="false">)</mo>
          <mi>C</mi>
          <mo stretchy="false">(</mo>
          <mrow>
            <mn>1</mn>
            <mo stretchy="false">−</mo>
            <mi>C</mi>
          </mrow>
          <mo stretchy="false">)</mo>
          <mo stretchy="false">(</mo>
          <mrow>
            <msubsup>
              <mi>f</mi>
              <mstyle mathsize="8pt">
                <mrow>
                  <mi>i</mi>
                  <mo stretchy="false">+</mo>
                  <mn>1</mn>
                </mrow>
              </mstyle>
              <mstyle mathsize="8pt">
                <mi>n</mi>
              </mstyle>
            </msubsup>
            <mo stretchy="false">−</mo>
            <msubsup>
              <mi>f</mi>
              <mstyle mathsize="8pt">
                <mi>i</mi>
              </mstyle>
              <mstyle mathsize="8pt">
                <mi>n</mi>
              </mstyle>
            </msubsup>
          </mrow>
          <mo stretchy="false">)</mo>
        </mrow>
      </mstyle>
      <mrow/>
    </mrow>
    <annotation encoding="StarMath 5.0"> size 12{f rSub { size 8{+{}} } =0 "." 5ϕ \( r rSub { size 8{m} }  \) C \( 1 - C \)  \( f rSub { size 8{i+1} }  rSup { size 8{n} }  - f rSub { size 8{i} }  rSup { size 8{n} }  \) } {}</annotation>
  </semantics>
</math>
</file>

<file path=Object 39/content.xml><?xml version="1.0" encoding="utf-8"?>
<math xmlns="http://www.w3.org/1998/Math/MathML" display="block">
  <semantics>
    <mrow>
      <mstyle mathsize="12pt">
        <mrow>
          <mrow>
            <msub>
              <mi>f</mi>
              <mstyle mathsize="8pt">
                <mrow>
                  <mo stretchy="false">−</mo>
                  <mrow/>
                </mrow>
              </mstyle>
            </msub>
            <mo stretchy="false">=</mo>
            <mn>0</mn>
          </mrow>
          <mtext>.</mtext>
          <mn>5</mn>
          <mi>ϕ</mi>
          <mo stretchy="false">(</mo>
          <msub>
            <mi>r</mi>
            <mstyle mathsize="8pt">
              <mi>m</mi>
            </mstyle>
          </msub>
          <mo stretchy="false">)</mo>
          <mi>C</mi>
          <mo stretchy="false">(</mo>
          <mrow>
            <mn>1</mn>
            <mo stretchy="false">−</mo>
            <mi>C</mi>
          </mrow>
          <mo stretchy="false">)</mo>
          <mo stretchy="false">(</mo>
          <mrow>
            <msubsup>
              <mi>f</mi>
              <mstyle mathsize="8pt">
                <mi>i</mi>
              </mstyle>
              <mstyle mathsize="8pt">
                <mi>n</mi>
              </mstyle>
            </msubsup>
            <mo stretchy="false">−</mo>
            <msubsup>
              <mi>f</mi>
              <mstyle mathsize="8pt">
                <mrow>
                  <mi>i</mi>
                  <mo stretchy="false">−</mo>
                  <mn>1</mn>
                </mrow>
              </mstyle>
              <mstyle mathsize="8pt">
                <mi>n</mi>
              </mstyle>
            </msubsup>
          </mrow>
          <mo stretchy="false">)</mo>
        </mrow>
      </mstyle>
      <mrow/>
    </mrow>
    <annotation encoding="StarMath 5.0"> size 12{f rSub { size 8{ - {}} } =0 "." 5ϕ \( r rSub { size 8{m} }  \) C \( 1 - C \)  \( f rSub { size 8{i} }  rSup { size 8{n} }  - f rSub { size 8{i - 1} }  rSup { size 8{n} }  \)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i>t</mi>
            <mo stretchy="false">=</mo>
            <mn>0</mn>
          </mrow>
          <mspace width="3em"/>
          <mrow>
            <mi>f</mi>
            <mo stretchy="false">=</mo>
            <msub>
              <mi>f</mi>
              <mstyle mathsize="8pt">
                <mn>0</mn>
              </mstyle>
            </msub>
          </mrow>
          <mo stretchy="false">(</mo>
          <mi>x</mi>
          <mrow>
            <mo stretchy="false">)</mo>
            <mo stretchy="false">&gt;</mo>
            <mn>0</mn>
          </mrow>
          <mi>,</mi>
          <mspace width="3.5em"/>
          <mrow>
            <mi>x</mi>
            <mo stretchy="false">⊂</mo>
            <mrow>
              <mo fence="true" stretchy="true">[</mo>
              <mrow>
                <mrow>
                  <mn>0</mn>
                  <mi>,</mi>
                  <mi>L</mi>
                </mrow>
              </mrow>
              <mo fence="true" stretchy="true">]</mo>
            </mrow>
          </mrow>
        </mrow>
      </mstyle>
      <mrow/>
    </mrow>
    <annotation encoding="StarMath 5.0"> size 12{t=0``````f=f rSub { size 8{0} }  \( x \) &gt;0,```````x subset  left [0,L right ]} {}</annotation>
  </semantics>
</math>
</file>

<file path=Object 40/content.xml><?xml version="1.0" encoding="utf-8"?>
<math xmlns="http://www.w3.org/1998/Math/MathML" display="block">
  <semantics>
    <mrow>
      <mstyle mathsize="12pt">
        <mrow>
          <mrow>
            <msub>
              <mi>r</mi>
              <mstyle mathsize="8pt">
                <mi>m</mi>
              </mstyle>
            </msub>
            <mo stretchy="false">=</mo>
            <mfrac>
              <mrow>
                <msubsup>
                  <mi>f</mi>
                  <mstyle mathsize="8pt">
                    <mi>i</mi>
                  </mstyle>
                  <mstyle mathsize="8pt">
                    <mi>n</mi>
                  </mstyle>
                </msubsup>
                <mo stretchy="false">−</mo>
                <msubsup>
                  <mi>f</mi>
                  <mstyle mathsize="8pt">
                    <mrow>
                      <mi>i</mi>
                      <mo stretchy="false">−</mo>
                      <mn>1</mn>
                    </mrow>
                  </mstyle>
                  <mstyle mathsize="8pt">
                    <mi>n</mi>
                  </mstyle>
                </msubsup>
                <mo stretchy="false">+</mo>
                <mi>ε</mi>
              </mrow>
              <mrow>
                <msubsup>
                  <mi>f</mi>
                  <mstyle mathsize="8pt">
                    <mrow>
                      <mi>i</mi>
                      <mo stretchy="false">+</mo>
                      <mn>1</mn>
                    </mrow>
                  </mstyle>
                  <mstyle mathsize="8pt">
                    <mi>n</mi>
                  </mstyle>
                </msubsup>
                <mo stretchy="false">−</mo>
                <msubsup>
                  <mi>f</mi>
                  <mstyle mathsize="8pt">
                    <mi>i</mi>
                  </mstyle>
                  <mstyle mathsize="8pt">
                    <mi>n</mi>
                  </mstyle>
                </msubsup>
                <mo stretchy="false">+</mo>
                <mi>ε</mi>
              </mrow>
            </mfrac>
          </mrow>
          <mi>,</mi>
          <mspace width="2.5em"/>
          <mrow>
            <mi>ε</mi>
            <mo stretchy="false">⊂</mo>
            <mrow>
              <mo fence="true" stretchy="true">[</mo>
              <mrow>
                <mrow>
                  <msup>
                    <mtext>10</mtext>
                    <mstyle mathsize="8pt">
                      <mrow>
                        <mo stretchy="false">−</mo>
                        <mn>5</mn>
                      </mrow>
                    </mstyle>
                  </msup>
                  <mi>,</mi>
                  <mspace width="1.5em"/>
                  <msup>
                    <mtext>10</mtext>
                    <mstyle mathsize="8pt">
                      <mrow>
                        <mo stretchy="false">−</mo>
                        <mtext>10</mtext>
                      </mrow>
                    </mstyle>
                  </msup>
                </mrow>
              </mrow>
              <mo fence="true" stretchy="true">]</mo>
            </mrow>
          </mrow>
        </mrow>
      </mstyle>
      <mrow/>
    </mrow>
    <annotation encoding="StarMath 5.0"> size 12{r rSub { size 8{m} } = {  {f rSub { size 8{i} }  rSup { size 8{n} }  - f rSub { size 8{i - 1} }  rSup { size 8{n} } +ε}  over  {f rSub { size 8{i+1} }  rSup { size 8{n} }  - f rSub { size 8{i} }  rSup { size 8{n} } +ε} } ,`````ε subset  left ["10" rSup { size 8{ - 5} } ,```"10" rSup { size 8{ - "10"} }  right ]} {}</annotation>
  </semantics>
</math>
</file>

<file path=Object 41/content.xml><?xml version="1.0" encoding="utf-8"?>
<math xmlns="http://www.w3.org/1998/Math/MathML" display="block">
  <semantics>
    <mrow>
      <mstyle mathsize="12pt">
        <msub>
          <mi>r</mi>
          <mstyle mathsize="8pt">
            <mi>m</mi>
          </mstyle>
        </msub>
      </mstyle>
      <mrow/>
    </mrow>
    <annotation encoding="StarMath 5.0"> size 12{r rSub { size 8{m} } } {}</annotation>
  </semantics>
</math>
</file>

<file path=Object 42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n>0</mn>
                    <mo stretchy="false">&lt;</mo>
                    <mi>ϕ</mi>
                  </mrow>
                  <mo stretchy="false">(</mo>
                  <msub>
                    <mi>r</mi>
                    <mstyle mathsize="8pt">
                      <mi>m</mi>
                    </mstyle>
                  </msub>
                  <mrow>
                    <mo stretchy="false">)</mo>
                    <mo stretchy="false">≤</mo>
                    <mtext>min</mtext>
                  </mrow>
                  <mo stretchy="false">(</mo>
                  <mn>2</mn>
                  <msub>
                    <mi>r</mi>
                    <mstyle mathsize="8pt">
                      <mi>m</mi>
                    </mstyle>
                  </msub>
                  <mi>,</mi>
                  <mn>2</mn>
                  <mo stretchy="false">)</mo>
                  <mi>,</mi>
                  <mspace width="1.5em"/>
                  <mrow>
                    <msub>
                      <mi>r</mi>
                      <mstyle mathsize="8pt">
                        <mi>m</mi>
                      </mstyle>
                    </msub>
                    <mo stretchy="false">&gt;</mo>
                    <mn>0</mn>
                  </mrow>
                </mrow>
              </mstyle>
              <mrow/>
            </mrow>
          </mtd>
        </mtr>
        <mtr>
          <mtd>
            <mrow>
              <mi>ϕ</mi>
              <mo stretchy="false">(</mo>
              <msub>
                <mi>r</mi>
                <mstyle mathsize="8pt">
                  <mi>m</mi>
                </mstyle>
              </msub>
              <mrow>
                <mo stretchy="false">)</mo>
                <mo stretchy="false">=</mo>
                <mn>0</mn>
              </mrow>
              <mi>,</mi>
              <mspace width="1em"/>
              <mrow>
                <msub>
                  <mi>r</mi>
                  <mstyle mathsize="8pt">
                    <mi>m</mi>
                  </mstyle>
                </msub>
                <mo stretchy="false">≤</mo>
                <mn>0</mn>
              </mrow>
              <mrow/>
            </mrow>
          </mtd>
        </mtr>
      </mtable>
      <mrow/>
    </mrow>
    <annotation encoding="StarMath 5.0">alignl { stack {
 size 12{0&lt;ϕ \( r rSub { size 8{m} }  \)  &lt;= "min" \( 2r rSub { size 8{m} } ,2 \) ,```r rSub { size 8{m} } &gt;0}  {} # 
ϕ \( r rSub { size 8{m} }  \) =0,``r rSub { size 8{m} }  &lt;= 0 {} 
} } {}</annotation>
  </semantics>
</math>
</file>

<file path=Object 43/content.xml><?xml version="1.0" encoding="utf-8"?>
<math xmlns="http://www.w3.org/1998/Math/MathML" display="block">
  <semantics>
    <mrow>
      <mstyle mathsize="12pt">
        <mrow>
          <mi>ϕ</mi>
          <mo stretchy="false">(</mo>
          <msub>
            <mi>r</mi>
            <mstyle mathsize="8pt">
              <mi>m</mi>
            </mstyle>
          </msub>
          <mrow>
            <mo stretchy="false">)</mo>
            <mo stretchy="false">=</mo>
            <mrow/>
          </mrow>
          <mtable>
            <mtr>
              <mtd>
                <mrow>
                  <mrow>
                    <mo fence="true" stretchy="true">{</mo>
                    <mrow>
                      <mrow>
                        <mrow>
                          <mtext>min</mtext>
                          <mo stretchy="false">(</mo>
                          <mn>2</mn>
                          <mi>,</mi>
                          <msub>
                            <mi>r</mi>
                            <mstyle mathsize="8pt">
                              <mi>m</mi>
                            </mstyle>
                          </msub>
                          <mo stretchy="false">)</mo>
                          <mi>,</mi>
                          <mspace width="1.5em"/>
                          <mrow>
                            <msub>
                              <mi>r</mi>
                              <mstyle mathsize="8pt">
                                <mi>m</mi>
                              </mstyle>
                            </msub>
                            <mo stretchy="false">&gt;</mo>
                            <mn>1</mn>
                          </mrow>
                          <mrow/>
                        </mrow>
                        <mrow/>
                      </mrow>
                    </mrow>
                    <mo fence="true" stretchy="true">}</mo>
                  </mrow>
                  <mrow>
                    <mo fence="true" stretchy="true">{</mo>
                    <mrow>
                      <mrow>
                        <mrow>
                          <mtext>min</mtext>
                          <mo stretchy="false">(</mo>
                          <mn>2</mn>
                          <msub>
                            <mi>r</mi>
                            <mstyle mathsize="8pt">
                              <mi>m</mi>
                            </mstyle>
                          </msub>
                          <mi>,</mi>
                          <mn>1</mn>
                          <mo stretchy="false">)</mo>
                          <mi>,</mi>
                          <mspace width="1em"/>
                          <mrow>
                            <mn>0</mn>
                            <mo stretchy="false">&lt;</mo>
                            <msub>
                              <mi>r</mi>
                              <mstyle mathsize="8pt">
                                <mi>m</mi>
                              </mstyle>
                            </msub>
                            <mo stretchy="false">≤</mo>
                            <mn>1</mn>
                          </mrow>
                          <mrow/>
                        </mrow>
                        <mrow/>
                      </mrow>
                    </mrow>
                    <mo fence="true" stretchy="true">}</mo>
                  </mrow>
                  <mrow/>
                </mrow>
              </mtd>
            </mtr>
          </mtable>
          <mrow>
            <mo fence="true" stretchy="false">{</mo>
            <mrow/>
            <mo fence="true" stretchy="false">}</mo>
          </mrow>
        </mrow>
      </mstyle>
      <mrow/>
    </mrow>
    <annotation encoding="StarMath 5.0"> size 12{ϕ \( r rSub { size 8{m} }  \) =alignl { stack {
 left lbrace "min" \( 2,r rSub { size 8{m} }  \) ,```r rSub { size 8{m} } &gt;1 {} # 
 right rbrace  left lbrace "min" \( 2r rSub { size 8{m} } ,1 \) ,``0&lt;r rSub { size 8{m} }  &lt;= 1 {} # 
 right rbrace  left lbrace 0,``r rSub { size 8{m} }  &lt;= 0 {} # 
 right rbra } }  lbrace  rbrace } {}</annotation>
  </semantics>
</math>
</file>

<file path=Object 44/content.xml><?xml version="1.0" encoding="utf-8"?>
<math xmlns="http://www.w3.org/1998/Math/MathML" display="block">
  <semantics>
    <mrow>
      <mstyle mathsize="12pt">
        <mrow>
          <mrow>
            <msubsup>
              <mi>f</mi>
              <mstyle mathsize="8pt">
                <mi>i</mi>
              </mstyle>
              <mstyle mathsize="8pt">
                <mrow>
                  <mi>n</mi>
                  <mo stretchy="false">+</mo>
                  <mn>1</mn>
                </mrow>
              </mstyle>
            </msubsup>
            <mo stretchy="false">=</mo>
            <mrow>
              <msubsup>
                <mi>f</mi>
                <mstyle mathsize="8pt">
                  <mi>i</mi>
                </mstyle>
                <mstyle mathsize="8pt">
                  <mi>n</mi>
                </mstyle>
              </msubsup>
              <mo stretchy="false">−</mo>
              <mi>C</mi>
            </mrow>
          </mrow>
          <mo stretchy="false">(</mo>
          <mrow>
            <msub>
              <mi>f</mi>
              <mstyle mathsize="8pt">
                <mrow>
                  <mo stretchy="false">+</mo>
                  <mrow/>
                </mrow>
              </mstyle>
            </msub>
            <mo stretchy="false">−</mo>
            <mspace width="0.5em"/>
          </mrow>
          <msub>
            <mi>f</mi>
            <mstyle mathsize="8pt">
              <mrow>
                <mo stretchy="false">−</mo>
                <mrow/>
              </mrow>
            </mstyle>
          </msub>
          <mo stretchy="false">)</mo>
        </mrow>
      </mstyle>
      <mrow/>
    </mrow>
    <annotation encoding="StarMath 5.0"> size 12{f rSub { size 8{i} }  rSup { size 8{n+1} } =f rSub { size 8{i} }  rSup { size 8{n} }  - C \( f rSub { size 8{+{}} }  - `f rSub { size 8{ - {}} }  \) } {}</annotation>
  </semantics>
</math>
</file>

<file path=Object 45/content.xml><?xml version="1.0" encoding="utf-8"?>
<math xmlns="http://www.w3.org/1998/Math/MathML" display="block">
  <semantics>
    <mrow>
      <mstyle mathsize="12pt">
        <mrow>
          <mi>S</mi>
          <mo stretchy="false">(</mo>
          <mi>c</mi>
          <mi>,</mi>
          <msub>
            <mi>f</mi>
            <mstyle mathsize="8pt">
              <mn>1</mn>
            </mstyle>
          </msub>
          <mi>,</mi>
          <msub>
            <mi>f</mi>
            <mstyle mathsize="8pt">
              <mn>2</mn>
            </mstyle>
          </msub>
          <mrow>
            <mo stretchy="false">)</mo>
            <mo stretchy="false">=</mo>
            <mn>0</mn>
          </mrow>
          <mtext>.</mtext>
          <mn>5</mn>
          <mo stretchy="false">(</mo>
          <mrow>
            <mn>1</mn>
            <mo stretchy="false">+</mo>
            <mi>c</mi>
          </mrow>
          <mo stretchy="false">)</mo>
          <mrow>
            <msub>
              <mi>f</mi>
              <mstyle mathsize="8pt">
                <mn>1</mn>
              </mstyle>
            </msub>
            <mo stretchy="false">+</mo>
            <mn>0</mn>
          </mrow>
          <mtext>.</mtext>
          <mn>5</mn>
          <mo stretchy="false">(</mo>
          <mrow>
            <mn>1</mn>
            <mo stretchy="false">−</mo>
            <mi>c</mi>
          </mrow>
          <mo stretchy="false">)</mo>
          <msub>
            <mi>f</mi>
            <mstyle mathsize="8pt">
              <mn>2</mn>
            </mstyle>
          </msub>
        </mrow>
      </mstyle>
      <mrow/>
    </mrow>
    <annotation encoding="StarMath 5.0"> size 12{S \( c,f rSub { size 8{1} } ,f rSub { size 8{2} }  \) =0 "." 5 \( 1+c \) f rSub { size 8{1} } +0 "." 5 \( 1 - c \) f rSub { size 8{2} } } {}</annotation>
  </semantics>
</math>
</file>

<file path=Object 46/content.xml><?xml version="1.0" encoding="utf-8"?>
<math xmlns="http://www.w3.org/1998/Math/MathML" display="block">
  <semantics>
    <mrow>
      <mstyle mathsize="12pt">
        <mrow>
          <mi>N</mi>
          <mo stretchy="false">(</mo>
          <mi>c</mi>
          <mi>,</mi>
          <msub>
            <mi>f</mi>
            <mstyle mathsize="8pt">
              <mn>1</mn>
            </mstyle>
          </msub>
          <mi>,</mi>
          <msub>
            <mi>f</mi>
            <mstyle mathsize="8pt">
              <mn>2</mn>
            </mstyle>
          </msub>
          <mrow>
            <mo stretchy="false">)</mo>
            <mo stretchy="false">=</mo>
            <mn>0</mn>
          </mrow>
          <mtext>.</mtext>
          <mn>5</mn>
          <mo stretchy="false">(</mo>
          <mrow>
            <mn>3</mn>
            <mo stretchy="false">−</mo>
            <mi>c</mi>
          </mrow>
          <mo stretchy="false">)</mo>
          <mrow>
            <msub>
              <mi>f</mi>
              <mstyle mathsize="8pt">
                <mn>1</mn>
              </mstyle>
            </msub>
            <mo stretchy="false">−</mo>
            <mn>0</mn>
          </mrow>
          <mtext>.</mtext>
          <mn>5</mn>
          <mo stretchy="false">(</mo>
          <mrow>
            <mn>1</mn>
            <mo stretchy="false">−</mo>
            <mi>c</mi>
          </mrow>
          <mo stretchy="false">)</mo>
          <msub>
            <mi>f</mi>
            <mstyle mathsize="8pt">
              <mn>2</mn>
            </mstyle>
          </msub>
        </mrow>
      </mstyle>
      <mrow/>
    </mrow>
    <annotation encoding="StarMath 5.0"> size 12{N \( c,f rSub { size 8{1} } ,f rSub { size 8{2} }  \) =0 "." 5 \( 3 - c \) f rSub { size 8{1} }  - 0 "." 5 \( 1 - c \) f rSub { size 8{2} } } {}</annotation>
  </semantics>
</math>
</file>

<file path=Object 47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style mathvariant="italic">
                <mtext>MM</mtext>
              </mstyle>
            </mstyle>
          </msub>
          <mo stretchy="false">=</mo>
          <mrow>
            <mo fence="true" stretchy="false">|</mo>
            <mrow>
              <msub>
                <mi>D</mi>
                <mstyle mathsize="8pt">
                  <mstyle mathvariant="italic">
                    <mtext>MM</mtext>
                  </mstyle>
                </mstyle>
              </msub>
            </mrow>
            <mo fence="true" stretchy="false">|</mo>
          </mrow>
        </mrow>
      </mstyle>
      <mrow/>
    </mrow>
    <annotation encoding="StarMath 5.0"> size 12{Y rSub { size 8{ ital "MM"} } = lline D rSub { size 8{ ital "MM"} }  rline } {}</annotation>
  </semantics>
</math>
</file>

<file path=Object 48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i>M</mi>
            </mstyle>
          </msub>
          <mo stretchy="false">=</mo>
          <mrow>
            <mo fence="true" stretchy="false">|</mo>
            <mrow>
              <msub>
                <mi>D</mi>
                <mstyle mathsize="8pt">
                  <mi>M</mi>
                </mstyle>
              </msub>
            </mrow>
            <mo fence="true" stretchy="false">|</mo>
          </mrow>
        </mrow>
      </mstyle>
      <mrow/>
    </mrow>
    <annotation encoding="StarMath 5.0"> size 12{Y rSub { size 8{M} } = lline D rSub { size 8{M} }  rline } {}</annotation>
  </semantics>
</math>
</file>

<file path=Object 49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i>P</mi>
            </mstyle>
          </msub>
          <mo stretchy="false">=</mo>
          <mrow>
            <mo fence="true" stretchy="false">|</mo>
            <mrow>
              <msub>
                <mi>D</mi>
                <mstyle mathsize="8pt">
                  <mi>P</mi>
                </mstyle>
              </msub>
            </mrow>
            <mo fence="true" stretchy="false">|</mo>
          </mrow>
        </mrow>
      </mstyle>
      <mrow/>
    </mrow>
    <annotation encoding="StarMath 5.0"> size 12{Y rSub { size 8{P} } = lline D rSub { size 8{P} }  rline 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n>0</mn>
          </mrow>
          <mspace width="3em"/>
          <mrow>
            <mi>f</mi>
            <mo stretchy="false">=</mo>
            <msub>
              <mi>f</mi>
              <mstyle mathsize="8pt">
                <mn>1</mn>
              </mstyle>
            </msub>
            <mo stretchy="false">=</mo>
            <mstyle mathvariant="italic">
              <mtext>const</mtext>
            </mstyle>
            <mo stretchy="false">&gt;</mo>
            <msub>
              <mi>f</mi>
              <mstyle mathsize="8pt">
                <mn>0</mn>
              </mstyle>
            </msub>
          </mrow>
        </mrow>
      </mstyle>
      <mrow/>
    </mrow>
    <annotation encoding="StarMath 5.0"> size 12{x=0``````f=f rSub { size 8{1} } = ital "const"&gt;f rSub { size 8{0} } } {}</annotation>
  </semantics>
</math>
</file>

<file path=Object 50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style mathvariant="italic">
                <mtext>PP</mtext>
              </mstyle>
            </mstyle>
          </msub>
          <mo stretchy="false">=</mo>
          <mrow>
            <mo fence="true" stretchy="false">|</mo>
            <mrow>
              <msub>
                <mi>D</mi>
                <mstyle mathsize="8pt">
                  <mstyle mathvariant="italic">
                    <mtext>PP</mtext>
                  </mstyle>
                </mstyle>
              </msub>
            </mrow>
            <mo fence="true" stretchy="false">|</mo>
          </mrow>
        </mrow>
      </mstyle>
      <mrow/>
    </mrow>
    <annotation encoding="StarMath 5.0"> size 12{Y rSub { size 8{ ital "PP"} } = lline D rSub { size 8{ ital "PP"} }  rline } {}</annotation>
  </semantics>
</math>
</file>

<file path=Object 51/content.xml><?xml version="1.0" encoding="utf-8"?>
<math xmlns="http://www.w3.org/1998/Math/MathML" display="block">
  <semantics>
    <mrow>
      <mstyle mathsize="12pt">
        <mrow>
          <mi>a</mi>
          <mo stretchy="false">&gt;</mo>
          <mn>0</mn>
        </mrow>
      </mstyle>
      <mrow/>
    </mrow>
    <annotation encoding="StarMath 5.0"> size 12{a&gt;0} {}</annotation>
  </semantics>
</math>
</file>

<file path=Object 52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i>P</mi>
            </mstyle>
          </msub>
          <mo stretchy="false">≥</mo>
          <msub>
            <mi>Y</mi>
            <mstyle mathsize="8pt">
              <mi>M</mi>
            </mstyle>
          </msub>
        </mrow>
      </mstyle>
      <mrow/>
    </mrow>
    <annotation encoding="StarMath 5.0"> size 12{Y rSub { size 8{P} }  &gt;= Y rSub { size 8{M} } } {}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sub>
              <mi>f</mi>
              <mstyle mathsize="8pt">
                <mrow>
                  <mo stretchy="false">+</mo>
                  <mrow/>
                </mrow>
              </mstyle>
            </msub>
            <mo stretchy="false">=</mo>
            <mi>N</mi>
          </mrow>
          <mo stretchy="false">(</mo>
          <mi>C</mi>
          <mi>,</mi>
          <mspace width="0.5em"/>
          <msubsup>
            <mi>f</mi>
            <mstyle mathsize="8pt">
              <mi>i</mi>
            </mstyle>
            <mstyle mathsize="8pt">
              <mi>n</mi>
            </mstyle>
          </msubsup>
          <mi>,</mi>
          <mspace width="1em"/>
          <msubsup>
            <mi>f</mi>
            <mstyle mathsize="8pt">
              <mrow>
                <mi>i</mi>
                <mo stretchy="false">−</mo>
                <mn>1</mn>
              </mrow>
            </mstyle>
            <mstyle mathsize="8pt">
              <mi>n</mi>
            </mstyle>
          </msubsup>
          <mo stretchy="false">)</mo>
        </mrow>
      </mstyle>
      <mrow/>
    </mrow>
    <annotation encoding="StarMath 5.0"> size 12{f rSub { size 8{+{}} } =N \( C,`f rSub { size 8{i} }  rSup { size 8{n} } ,``f rSub { size 8{i - 1} }  rSup { size 8{n} }  \) } {}</annotation>
  </semantics>
</math>
</file>

<file path=Object 54/content.xml><?xml version="1.0" encoding="utf-8"?>
<math xmlns="http://www.w3.org/1998/Math/MathML" display="block">
  <semantics>
    <mrow>
      <mstyle mathsize="12pt">
        <mrow>
          <mi>a</mi>
          <mo stretchy="false">&lt;</mo>
          <mn>0</mn>
        </mrow>
      </mstyle>
      <mrow/>
    </mrow>
    <annotation encoding="StarMath 5.0"> size 12{a&lt;0} {}</annotation>
  </semantics>
</math>
</file>

<file path=Object 55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style mathvariant="italic">
                <mtext>PP</mtext>
              </mstyle>
            </mstyle>
          </msub>
          <mo stretchy="false">≤</mo>
          <msub>
            <mi>Y</mi>
            <mstyle mathsize="8pt">
              <mi>P</mi>
            </mstyle>
          </msub>
        </mrow>
      </mstyle>
      <mrow/>
    </mrow>
    <annotation encoding="StarMath 5.0"> size 12{Y rSub { size 8{ ital "PP"} }  &lt;= Y rSub { size 8{P} } } {}</annotation>
  </semantics>
</math>
</file>

<file path=Object 56/content.xml><?xml version="1.0" encoding="utf-8"?>
<math xmlns="http://www.w3.org/1998/Math/MathML" display="block">
  <semantics>
    <mrow>
      <mstyle mathsize="12pt">
        <mrow>
          <mrow>
            <msub>
              <mi>f</mi>
              <mstyle mathsize="8pt">
                <mrow>
                  <mo stretchy="false">+</mo>
                  <mrow/>
                </mrow>
              </mstyle>
            </msub>
            <mo stretchy="false">=</mo>
            <mi>N</mi>
          </mrow>
          <mo stretchy="false">(</mo>
          <mi>C</mi>
          <mi>,</mi>
          <mspace width="0.5em"/>
          <msubsup>
            <mi>f</mi>
            <mstyle mathsize="8pt">
              <mrow>
                <mi>i</mi>
                <mo stretchy="false">+</mo>
                <mn>1</mn>
              </mrow>
            </mstyle>
            <mstyle mathsize="8pt">
              <mi>n</mi>
            </mstyle>
          </msubsup>
          <mi>,</mi>
          <mspace width="1em"/>
          <msubsup>
            <mi>f</mi>
            <mstyle mathsize="8pt">
              <mrow>
                <mi>i</mi>
                <mo stretchy="false">+</mo>
                <mn>2</mn>
              </mrow>
            </mstyle>
            <mstyle mathsize="8pt">
              <mi>n</mi>
            </mstyle>
          </msubsup>
          <mo stretchy="false">)</mo>
        </mrow>
      </mstyle>
      <mrow/>
    </mrow>
    <annotation encoding="StarMath 5.0"> size 12{f rSub { size 8{+{}} } =N \( C,`f rSub { size 8{i+1} }  rSup { size 8{n} } ,``f rSub { size 8{i+2} }  rSup { size 8{n} }  \) } {}</annotation>
  </semantics>
</math>
</file>

<file path=Object 57/content.xml><?xml version="1.0" encoding="utf-8"?>
<math xmlns="http://www.w3.org/1998/Math/MathML" display="block">
  <semantics>
    <mrow>
      <mstyle mathsize="12pt">
        <mrow>
          <mrow>
            <msub>
              <mi>f</mi>
              <mstyle mathsize="8pt">
                <mrow>
                  <mo stretchy="false">+</mo>
                  <mrow/>
                </mrow>
              </mstyle>
            </msub>
            <mo stretchy="false">=</mo>
            <mi>S</mi>
          </mrow>
          <mo stretchy="false">(</mo>
          <mi>C</mi>
          <mi>,</mi>
          <mspace width="0.5em"/>
          <msubsup>
            <mi>f</mi>
            <mstyle mathsize="8pt">
              <mi>i</mi>
            </mstyle>
            <mstyle mathsize="8pt">
              <mi>n</mi>
            </mstyle>
          </msubsup>
          <mi>,</mi>
          <mspace width="1em"/>
          <msubsup>
            <mi>f</mi>
            <mstyle mathsize="8pt">
              <mrow>
                <mi>i</mi>
                <mo stretchy="false">+</mo>
                <mn>1</mn>
              </mrow>
            </mstyle>
            <mstyle mathsize="8pt">
              <mi>n</mi>
            </mstyle>
          </msubsup>
          <mo stretchy="false">)</mo>
        </mrow>
      </mstyle>
      <mrow/>
    </mrow>
    <annotation encoding="StarMath 5.0"> size 12{f rSub { size 8{+{}} } =S \( C,`f rSub { size 8{i} }  rSup { size 8{n} } ,``f rSub { size 8{i+1} }  rSup { size 8{n} }  \) } {}</annotation>
  </semantics>
</math>
</file>

<file path=Object 58/content.xml><?xml version="1.0" encoding="utf-8"?>
<math xmlns="http://www.w3.org/1998/Math/MathML" display="block">
  <semantics>
    <mrow>
      <mstyle mathsize="12pt">
        <msub>
          <mi>f</mi>
          <mstyle mathsize="8pt">
            <mrow>
              <mo stretchy="false">−</mo>
              <mrow/>
            </mrow>
          </mstyle>
        </msub>
      </mstyle>
      <mrow/>
    </mrow>
    <annotation encoding="StarMath 5.0"> size 12{f rSub { size 8{ - {}} } } {}</annotation>
  </semantics>
</math>
</file>

<file path=Object 59/content.xml><?xml version="1.0" encoding="utf-8"?>
<math xmlns="http://www.w3.org/1998/Math/MathML" display="block">
  <semantics>
    <mrow>
      <mstyle mathsize="12pt">
        <mi>i</mi>
      </mstyle>
      <mrow/>
    </mrow>
    <annotation encoding="StarMath 5.0"> size 12{i} {}</annotation>
  </semantics>
</math>
</file>

<file path=Object 6/content.xml><?xml version="1.0" encoding="utf-8"?>
<math xmlns="http://www.w3.org/1998/Math/MathML" display="block">
  <semantics>
    <mrow>
      <mstyle mathsize="12pt">
        <mrow>
          <mfrac>
            <mrow>
              <msubsup>
                <mi>f</mi>
                <mstyle mathsize="8pt">
                  <mi>i</mi>
                </mstyle>
                <mstyle mathsize="8pt">
                  <mrow>
                    <mi>n</mi>
                    <mo stretchy="false">+</mo>
                    <mn>1</mn>
                  </mrow>
                </mstyle>
              </msubsup>
              <mo stretchy="false">−</mo>
              <msubsup>
                <mi>f</mi>
                <mstyle mathsize="8pt">
                  <mi>i</mi>
                </mstyle>
                <mstyle mathsize="8pt">
                  <mi>n</mi>
                </mstyle>
              </msubsup>
            </mrow>
            <mi mathvariant="italic">Δt</mi>
          </mfrac>
          <mrow>
            <mspace width="1em"/>
            <mo stretchy="false">+</mo>
            <mspace width="1em"/>
          </mrow>
          <mi>a</mi>
          <mfrac>
            <mrow>
              <msubsup>
                <mi>f</mi>
                <mstyle mathsize="8pt">
                  <mi>i</mi>
                </mstyle>
                <mstyle mathsize="8pt">
                  <mi>n</mi>
                </mstyle>
              </msubsup>
              <mo stretchy="false">−</mo>
              <msubsup>
                <mi>f</mi>
                <mstyle mathsize="8pt">
                  <mrow>
                    <mi>i</mi>
                    <mo stretchy="false">−</mo>
                    <mn>1</mn>
                  </mrow>
                </mstyle>
                <mstyle mathsize="8pt">
                  <mi>n</mi>
                </mstyle>
              </msubsup>
            </mrow>
            <mi mathvariant="italic">Δx</mi>
          </mfrac>
          <mrow>
            <mspace width="1em"/>
            <mo stretchy="false">=</mo>
            <mn>0</mn>
          </mrow>
        </mrow>
      </mstyle>
      <mrow/>
    </mrow>
    <annotation encoding="StarMath 5.0"> size 12{ {  {f rSub { size 8{i} }  rSup { size 8{n+1} }  - f rSub { size 8{i} }  rSup { size 8{n} } }  over  {Δt} } ``+``a {  {f rSub { size 8{i} }  rSup { size 8{n} }  - f rSub { size 8{i - 1} }  rSup { size 8{n} } }  over  {Δx} } ``=0} {}</annotation>
  </semantics>
</math>
</file>

<file path=Object 7/content.xml><?xml version="1.0" encoding="utf-8"?>
<math xmlns="http://www.w3.org/1998/Math/MathML" display="block">
  <semantics>
    <mrow>
      <mstyle mathsize="12pt">
        <mrow>
          <mfrac>
            <mrow>
              <mrow>
                <msubsup>
                  <mi>f</mi>
                  <mstyle mathsize="8pt">
                    <mi>i</mi>
                  </mstyle>
                  <mstyle mathsize="8pt">
                    <mrow>
                      <mi>n</mi>
                      <mo stretchy="false">+</mo>
                      <mn>1</mn>
                    </mrow>
                  </mstyle>
                </msubsup>
                <mo stretchy="false">−</mo>
                <mn>0</mn>
              </mrow>
              <mtext>.</mtext>
              <mn>5</mn>
              <mo stretchy="false">(</mo>
              <mrow>
                <msubsup>
                  <mi>f</mi>
                  <mstyle mathsize="8pt">
                    <mrow>
                      <mi>i</mi>
                      <mo stretchy="false">+</mo>
                      <mn>1</mn>
                    </mrow>
                  </mstyle>
                  <mstyle mathsize="8pt">
                    <mi>n</mi>
                  </mstyle>
                </msubsup>
                <mo stretchy="false">+</mo>
                <msubsup>
                  <mi>f</mi>
                  <mstyle mathsize="8pt">
                    <mrow>
                      <mi>i</mi>
                      <mo stretchy="false">−</mo>
                      <mn>1</mn>
                    </mrow>
                  </mstyle>
                  <mstyle mathsize="8pt">
                    <mi>n</mi>
                  </mstyle>
                </msubsup>
              </mrow>
              <mo stretchy="false">)</mo>
            </mrow>
            <mi mathvariant="italic">Δt</mi>
          </mfrac>
          <mrow>
            <mspace width="1em"/>
            <mo stretchy="false">+</mo>
            <mspace width="1em"/>
          </mrow>
          <mi>a</mi>
          <mfrac>
            <mrow>
              <msubsup>
                <mi>f</mi>
                <mstyle mathsize="8pt">
                  <mrow>
                    <mi>i</mi>
                    <mo stretchy="false">+</mo>
                    <mn>1</mn>
                  </mrow>
                </mstyle>
                <mstyle mathsize="8pt">
                  <mi>n</mi>
                </mstyle>
              </msubsup>
              <mo stretchy="false">−</mo>
              <msubsup>
                <mi>f</mi>
                <mstyle mathsize="8pt">
                  <mrow>
                    <mi>i</mi>
                    <mo stretchy="false">−</mo>
                    <mn>1</mn>
                  </mrow>
                </mstyle>
                <mstyle mathsize="8pt">
                  <mi>n</mi>
                </mstyle>
              </msubsup>
            </mrow>
            <mrow>
              <mn>2</mn>
              <mi mathvariant="italic">Δx</mi>
            </mrow>
          </mfrac>
          <mrow>
            <mspace width="1em"/>
            <mo stretchy="false">=</mo>
            <mn>0</mn>
          </mrow>
        </mrow>
      </mstyle>
      <mrow/>
    </mrow>
    <annotation encoding="StarMath 5.0"> size 12{ {  {f rSub { size 8{i} }  rSup { size 8{n+1} }  - 0 "." 5 \( f rSub { size 8{i+1} }  rSup { size 8{n} } +f rSub { size 8{i - 1} }  rSup { size 8{n} }  \) }  over  {Δt} } ``+``a {  {f rSub { size 8{i+1} }  rSup { size 8{n} }  - f rSub { size 8{i - 1} }  rSup { size 8{n} } }  over  {2Δx} } ``=0} {}</annotation>
  </semantics>
</math>
</file>

<file path=Object 8/content.xml><?xml version="1.0" encoding="utf-8"?>
<math xmlns="http://www.w3.org/1998/Math/MathML" display="block">
  <semantics>
    <mrow>
      <mstyle mathsize="12pt">
        <mrow>
          <mi>C</mi>
          <mo stretchy="false">=</mo>
          <mrow>
            <mi mathvariant="italic">aΔt</mi>
            <mo stretchy="false">/</mo>
            <mi mathvariant="italic">Δx</mi>
          </mrow>
        </mrow>
      </mstyle>
      <mrow/>
    </mrow>
    <annotation encoding="StarMath 5.0"> size 12{C=aΔt/Δx} {}</annotation>
  </semantics>
</math>
</file>

<file path=Object 9/content.xml><?xml version="1.0" encoding="utf-8"?>
<math xmlns="http://www.w3.org/1998/Math/MathML" display="block">
  <semantics>
    <mrow>
      <mstyle mathsize="12pt">
        <mrow>
          <mfrac>
            <mrow>
              <mrow>
                <msub>
                  <mi>f</mi>
                  <mstyle mathsize="8pt">
                    <mrow>
                      <mo stretchy="false">+</mo>
                      <mrow/>
                    </mrow>
                  </mstyle>
                </msub>
                <mo stretchy="false">−</mo>
                <mn>0</mn>
              </mrow>
              <mtext>.</mtext>
              <mn>5</mn>
              <mo stretchy="false">(</mo>
              <mrow>
                <msubsup>
                  <mi>f</mi>
                  <mstyle mathsize="8pt">
                    <mrow>
                      <mi>i</mi>
                      <mo stretchy="false">+</mo>
                      <mn>1</mn>
                    </mrow>
                  </mstyle>
                  <mstyle mathsize="8pt">
                    <mi>n</mi>
                  </mstyle>
                </msubsup>
                <mo stretchy="false">+</mo>
                <msubsup>
                  <mi>f</mi>
                  <mstyle mathsize="8pt">
                    <mi>i</mi>
                  </mstyle>
                  <mstyle mathsize="8pt">
                    <mi>n</mi>
                  </mstyle>
                </msubsup>
              </mrow>
              <mo stretchy="false">)</mo>
            </mrow>
            <mrow>
              <mn>0</mn>
              <mtext>.</mtext>
              <mn>5</mn>
              <mi mathvariant="italic">Δt</mi>
            </mrow>
          </mfrac>
          <mrow>
            <mspace width="1em"/>
            <mo stretchy="false">+</mo>
            <mspace width="1em"/>
          </mrow>
          <mi>a</mi>
          <mfrac>
            <mrow>
              <msubsup>
                <mi>f</mi>
                <mstyle mathsize="8pt">
                  <mrow>
                    <mi>i</mi>
                    <mo stretchy="false">+</mo>
                    <mn>1</mn>
                  </mrow>
                </mstyle>
                <mstyle mathsize="8pt">
                  <mi>n</mi>
                </mstyle>
              </msubsup>
              <mo stretchy="false">−</mo>
              <msubsup>
                <mi>f</mi>
                <mstyle mathsize="8pt">
                  <mi>i</mi>
                </mstyle>
                <mstyle mathsize="8pt">
                  <mi>n</mi>
                </mstyle>
              </msubsup>
            </mrow>
            <mi mathvariant="italic">Δx</mi>
          </mfrac>
          <mrow>
            <mspace width="1em"/>
            <mo stretchy="false">=</mo>
            <mn>0</mn>
          </mrow>
        </mrow>
      </mstyle>
      <mrow/>
    </mrow>
    <annotation encoding="StarMath 5.0"> size 12{ {  {f rSub { size 8{+{}} }  - 0 "." 5 \( f rSub { size 8{i+1} }  rSup { size 8{n} } +f rSub { size 8{i} }  rSup { size 8{n} }  \) }  over  {0 "." 5Δt} } ``+``a {  {f rSub { size 8{i+1} }  rSup { size 8{n} }  - f rSub { size 8{i} }  rSup { size 8{n} } }  over  {Δx} } ``=0} {}</annotation>
  </semantics>
</math>
</file>